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BF84D656/Configurations2/statusbar/"/>
  <manifest:file-entry manifest:media-type="" manifest:full-path="ObjBF84D656/Configurations2/floater/"/>
  <manifest:file-entry manifest:media-type="" manifest:full-path="ObjBF84D656/Configurations2/popupmenu/"/>
  <manifest:file-entry manifest:media-type="" manifest:full-path="ObjBF84D656/Configurations2/progressbar/"/>
  <manifest:file-entry manifest:media-type="" manifest:full-path="ObjBF84D656/Configurations2/menubar/"/>
  <manifest:file-entry manifest:media-type="" manifest:full-path="ObjBF84D656/Configurations2/toolbar/"/>
  <manifest:file-entry manifest:media-type="" manifest:full-path="ObjBF84D656/Configurations2/images/Bitmaps/"/>
  <manifest:file-entry manifest:media-type="" manifest:full-path="ObjBF84D656/Configurations2/images/"/>
  <manifest:file-entry manifest:media-type="application/vnd.sun.xml.ui.configuration" manifest:full-path="ObjBF84D656/Configurations2/"/>
  <manifest:file-entry manifest:media-type="text/xml" manifest:full-path="ObjBF84D656/content.xml"/>
  <manifest:file-entry manifest:media-type="text/xml" manifest:full-path="ObjBF84D656/settings.xml"/>
  <manifest:file-entry manifest:media-type="application/vnd.oasis.opendocument.formula" manifest:version="1.2" manifest:full-path="ObjBF84D656/"/>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BF84D659/Configurations2/statusbar/"/>
  <manifest:file-entry manifest:media-type="" manifest:full-path="ObjBF84D659/Configurations2/accelerator/current.xml"/>
  <manifest:file-entry manifest:media-type="" manifest:full-path="ObjBF84D659/Configurations2/accelerator/"/>
  <manifest:file-entry manifest:media-type="" manifest:full-path="ObjBF84D659/Configurations2/floater/"/>
  <manifest:file-entry manifest:media-type="" manifest:full-path="ObjBF84D659/Configurations2/popupmenu/"/>
  <manifest:file-entry manifest:media-type="" manifest:full-path="ObjBF84D659/Configurations2/progressbar/"/>
  <manifest:file-entry manifest:media-type="" manifest:full-path="ObjBF84D659/Configurations2/toolpanel/"/>
  <manifest:file-entry manifest:media-type="" manifest:full-path="ObjBF84D659/Configurations2/menubar/"/>
  <manifest:file-entry manifest:media-type="" manifest:full-path="ObjBF84D659/Configurations2/toolbar/"/>
  <manifest:file-entry manifest:media-type="" manifest:full-path="ObjBF84D659/Configurations2/images/Bitmaps/"/>
  <manifest:file-entry manifest:media-type="" manifest:full-path="ObjBF84D659/Configurations2/images/"/>
  <manifest:file-entry manifest:media-type="application/vnd.sun.xml.ui.configuration" manifest:full-path="ObjBF84D659/Configurations2/"/>
  <manifest:file-entry manifest:media-type="text/xml" manifest:full-path="ObjBF84D659/content.xml"/>
  <manifest:file-entry manifest:media-type="text/xml" manifest:full-path="ObjBF84D659/settings.xml"/>
  <manifest:file-entry manifest:media-type="application/vnd.oasis.opendocument.formula" manifest:version="1.2" manifest:full-path="ObjBF84D659/"/>
  <manifest:file-entry manifest:media-type="text/xml" manifest:full-path="ObjBF9AE1A4/content.xml"/>
  <manifest:file-entry manifest:media-type="text/xml" manifest:full-path="ObjBF9AE1A4/settings.xml"/>
  <manifest:file-entry manifest:media-type="application/vnd.oasis.opendocument.formula" manifest:full-path="ObjBF9AE1A4/"/>
  <manifest:file-entry manifest:media-type="text/xml" manifest:full-path="ObjBF9AE1A5/content.xml"/>
  <manifest:file-entry manifest:media-type="text/xml" manifest:full-path="ObjBF9AE1A5/settings.xml"/>
  <manifest:file-entry manifest:media-type="application/vnd.oasis.opendocument.formula" manifest:full-path="ObjBF9AE1A5/"/>
  <manifest:file-entry manifest:media-type="text/xml" manifest:full-path="ObjBF9AE1A9/content.xml"/>
  <manifest:file-entry manifest:media-type="text/xml" manifest:full-path="ObjBF9AE1A9/settings.xml"/>
  <manifest:file-entry manifest:media-type="application/vnd.oasis.opendocument.formula" manifest:full-path="ObjBF9AE1A9/"/>
  <manifest:file-entry manifest:media-type="application/binary" manifest:full-path="layout-cache"/>
  <manifest:file-entry manifest:media-type="text/xml" manifest:full-path="ObjBF9AE1AA/content.xml"/>
  <manifest:file-entry manifest:media-type="text/xml" manifest:full-path="ObjBF9AE1AA/settings.xml"/>
  <manifest:file-entry manifest:media-type="application/vnd.oasis.opendocument.formula" manifest:full-path="ObjBF9AE1AA/"/>
  <manifest:file-entry manifest:media-type="text/xml" manifest:full-path="content.xml"/>
  <manifest:file-entry manifest:media-type="application/rdf+xml" manifest:full-path="manifest.rdf"/>
  <manifest:file-entry manifest:media-type="text/xml" manifest:full-path="ObjBF9A0F01/content.xml"/>
  <manifest:file-entry manifest:media-type="text/xml" manifest:full-path="ObjBF9A0F01/settings.xml"/>
  <manifest:file-entry manifest:media-type="application/vnd.oasis.opendocument.formula" manifest:full-path="ObjBF9A0F01/"/>
  <manifest:file-entry manifest:media-type="text/xml" manifest:full-path="ObjBF9A0F02/content.xml"/>
  <manifest:file-entry manifest:media-type="text/xml" manifest:full-path="ObjBF9A0F02/settings.xml"/>
  <manifest:file-entry manifest:media-type="application/vnd.oasis.opendocument.formula" manifest:full-path="ObjBF9A0F02/"/>
  <manifest:file-entry manifest:media-type="text/xml" manifest:full-path="ObjBF9A0F03/content.xml"/>
  <manifest:file-entry manifest:media-type="text/xml" manifest:full-path="ObjBF9A0F03/settings.xml"/>
  <manifest:file-entry manifest:media-type="application/vnd.oasis.opendocument.formula" manifest:full-path="ObjBF9A0F03/"/>
  <manifest:file-entry manifest:media-type="" manifest:full-path="ObjBF9A0F05/Configurations2/statusbar/"/>
  <manifest:file-entry manifest:media-type="" manifest:full-path="ObjBF9A0F05/Configurations2/floater/"/>
  <manifest:file-entry manifest:media-type="" manifest:full-path="ObjBF9A0F05/Configurations2/popupmenu/"/>
  <manifest:file-entry manifest:media-type="" manifest:full-path="ObjBF9A0F05/Configurations2/progressbar/"/>
  <manifest:file-entry manifest:media-type="" manifest:full-path="ObjBF9A0F05/Configurations2/menubar/"/>
  <manifest:file-entry manifest:media-type="" manifest:full-path="ObjBF9A0F05/Configurations2/toolbar/"/>
  <manifest:file-entry manifest:media-type="" manifest:full-path="ObjBF9A0F05/Configurations2/images/Bitmaps/"/>
  <manifest:file-entry manifest:media-type="" manifest:full-path="ObjBF9A0F05/Configurations2/images/"/>
  <manifest:file-entry manifest:media-type="application/vnd.sun.xml.ui.configuration" manifest:full-path="ObjBF9A0F05/Configurations2/"/>
  <manifest:file-entry manifest:media-type="text/xml" manifest:full-path="ObjBF9A0F05/content.xml"/>
  <manifest:file-entry manifest:media-type="text/xml" manifest:full-path="ObjBF9A0F05/settings.xml"/>
  <manifest:file-entry manifest:media-type="application/vnd.oasis.opendocument.formula" manifest:version="1.2" manifest:full-path="ObjBF9A0F05/"/>
  <manifest:file-entry manifest:media-type="text/xml" manifest:full-path="ObjBF9A0F06/content.xml"/>
  <manifest:file-entry manifest:media-type="text/xml" manifest:full-path="ObjBF9A0F06/settings.xml"/>
  <manifest:file-entry manifest:media-type="application/vnd.oasis.opendocument.formula" manifest:full-path="ObjBF9A0F06/"/>
  <manifest:file-entry manifest:media-type="application/x-openoffice-gdimetafile;windows_formatname=&quot;GDIMetaFile&quot;" manifest:full-path="ObjectReplacements/ObjBF84D656"/>
  <manifest:file-entry manifest:media-type="application/x-openoffice-gdimetafile;windows_formatname=&quot;GDIMetaFile&quot;" manifest:full-path="ObjectReplacements/ObjBF84D659"/>
  <manifest:file-entry manifest:media-type="application/x-openoffice-gdimetafile;windows_formatname=&quot;GDIMetaFile&quot;" manifest:full-path="ObjectReplacements/ObjBF9AE1A4"/>
  <manifest:file-entry manifest:media-type="application/x-openoffice-gdimetafile;windows_formatname=&quot;GDIMetaFile&quot;" manifest:full-path="ObjectReplacements/ObjBF9AE1A5"/>
  <manifest:file-entry manifest:media-type="application/x-openoffice-gdimetafile;windows_formatname=&quot;GDIMetaFile&quot;" manifest:full-path="ObjectReplacements/ObjBF9AE1A9"/>
  <manifest:file-entry manifest:media-type="application/x-openoffice-gdimetafile;windows_formatname=&quot;GDIMetaFile&quot;" manifest:full-path="ObjectReplacements/ObjBF9AE1AA"/>
  <manifest:file-entry manifest:media-type="application/x-openoffice-gdimetafile;windows_formatname=&quot;GDIMetaFile&quot;" manifest:full-path="ObjectReplacements/ObjBF9A0F01"/>
  <manifest:file-entry manifest:media-type="application/x-openoffice-gdimetafile;windows_formatname=&quot;GDIMetaFile&quot;" manifest:full-path="ObjectReplacements/ObjBF9A0F02"/>
  <manifest:file-entry manifest:media-type="application/x-openoffice-gdimetafile;windows_formatname=&quot;GDIMetaFile&quot;" manifest:full-path="ObjectReplacements/ObjBF9A0F03"/>
  <manifest:file-entry manifest:media-type="application/x-openoffice-gdimetafile;windows_formatname=&quot;GDIMetaFile&quot;" manifest:full-path="ObjectReplacements/ObjBF9A0F05"/>
  <manifest:file-entry manifest:media-type="application/x-openoffice-gdimetafile;windows_formatname=&quot;GDIMetaFile&quot;" manifest:full-path="ObjectReplacements/ObjBF9A0F06"/>
  <manifest:file-entry manifest:media-type="application/x-openoffice-gdimetafile;windows_formatname=&quot;GDIMetaFile&quot;" manifest:full-path="ObjectReplacements/ObjBF9A0F07"/>
  <manifest:file-entry manifest:media-type="application/x-openoffice-gdimetafile;windows_formatname=&quot;GDIMetaFile&quot;" manifest:full-path="ObjectReplacements/ObjBF9A0F08"/>
  <manifest:file-entry manifest:media-type="application/x-openoffice-gdimetafile;windows_formatname=&quot;GDIMetaFile&quot;" manifest:full-path="ObjectReplacements/ObjBF9A0F09"/>
  <manifest:file-entry manifest:media-type="application/x-openoffice-gdimetafile;windows_formatname=&quot;GDIMetaFile&quot;" manifest:full-path="ObjectReplacements/ObjBF9A0F0A"/>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BF9A0F07/content.xml"/>
  <manifest:file-entry manifest:media-type="text/xml" manifest:full-path="ObjBF9A0F07/settings.xml"/>
  <manifest:file-entry manifest:media-type="application/vnd.oasis.opendocument.formula" manifest:full-path="ObjBF9A0F07/"/>
  <manifest:file-entry manifest:media-type="text/xml" manifest:full-path="ObjBF9A0F08/content.xml"/>
  <manifest:file-entry manifest:media-type="text/xml" manifest:full-path="ObjBF9A0F08/settings.xml"/>
  <manifest:file-entry manifest:media-type="application/vnd.oasis.opendocument.formula" manifest:full-path="ObjBF9A0F08/"/>
  <manifest:file-entry manifest:media-type="text/xml" manifest:full-path="ObjBF9A0F09/content.xml"/>
  <manifest:file-entry manifest:media-type="text/xml" manifest:full-path="ObjBF9A0F09/settings.xml"/>
  <manifest:file-entry manifest:media-type="application/vnd.oasis.opendocument.formula" manifest:full-path="ObjBF9A0F09/"/>
  <manifest:file-entry manifest:media-type="text/xml" manifest:full-path="ObjBF9A0F0A/content.xml"/>
  <manifest:file-entry manifest:media-type="text/xml" manifest:full-path="ObjBF9A0F0A/settings.xml"/>
  <manifest:file-entry manifest:media-type="application/vnd.oasis.opendocument.formula" manifest:full-path="ObjBF9A0F0A/"/>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Lucidasans, 'Lucida Sans', 'Arial Unicode MS'"/>
    <style:font-face style:name="Times" svg:font-family="Times"/>
    <style:font-face style:name="Times New Roman" svg:font-family="'Times New Roman'"/>
    <style:font-face style:name="DejaVu Sans Mono" svg:font-family="'DejaVu Sans Mono'" style:font-family-generic="modern" style:font-pitch="fixed"/>
    <style:font-face style:name="Bitstream Vera Sans2"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adornments="Roman"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align="start" style:justify-single-word="false" fo:text-indent="0in" style:auto-text-indent="false"/>
    </style:style>
    <style:style style:name="P3" style:family="paragraph" style:parent-style-name="Text_20_body">
      <style:paragraph-properties fo:margin-left="0.9846in" fo:margin-right="0in" fo:text-indent="0in" style:auto-text-indent="false"/>
    </style:style>
    <style:style style:name="P4" style:family="paragraph" style:parent-style-name="Text_20_body">
      <style:paragraph-properties fo:margin-left="0.9846in" fo:margin-right="0in" fo:text-indent="0in" style:auto-text-indent="false"/>
      <style:text-properties fo:font-style="normal" style:font-style-asian="normal" style:font-style-complex="normal"/>
    </style:style>
    <style:style style:name="P5" style:family="paragraph" style:parent-style-name="Text_20_body">
      <style:paragraph-properties fo:margin-left="0.9846in" fo:margin-right="0in"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Heading">
      <style:paragraph-properties fo:break-before="page"/>
    </style:style>
    <style:style style:name="P8" style:family="paragraph" style:parent-style-name="Text_20_body" style:list-style-name="L2"/>
    <style:style style:name="P9" style:family="paragraph" style:parent-style-name="Heading_20_2">
      <style:paragraph-properties fo:break-before="page"/>
    </style:style>
    <style:style style:name="P1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5"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draw:ole-draw-aspect="1"/>
    </style:style>
    <style:style style:name="fr5"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3D transformations</text:p>
      <text:h text:style-name="Heading_20_1" text:outline-level="1">The primitive building block transformations</text:h>
      <text:p text:style-name="P1"><draw:frame draw:style-name="fr1" draw:name="Object37" text:anchor-type="as-char" svg:width="2.6937in" svg:height="5.6299in" draw:z-index="0"><draw:object xlink:href="./ObjBF84D659" xlink:type="simple" xlink:show="embed" xlink:actuate="onLoad"/><draw:image xlink:href="./ObjectReplacements/ObjBF84D659" xlink:type="simple" xlink:show="embed" xlink:actuate="onLoad"/></draw:frame></text:p>
      <text:p text:style-name="P1"/>
      <text:p text:style-name="P1"/>
      <text:p text:style-name="P6">Algorithm for <draw:frame draw:style-name="fr1" draw:name="Object38" text:anchor-type="as-char" svg:width="0.4717in" svg:height="0.2138in" draw:z-index="18"><draw:object xlink:href="./Object 7" xlink:type="simple" xlink:show="embed" xlink:actuate="onLoad"/><draw:image xlink:href="./ObjectReplacements/Object 7" xlink:type="simple" xlink:show="embed" xlink:actuate="onLoad"/></draw:frame>:</text:p>
      <text:p text:style-name="P6"><text:tab/>where </text:p>
      <text:p text:style-name="P6"><text:tab/><text:tab/>i=0,1,2 for the X,Y,Z axes (respectively)</text:p>
      <text:p text:style-name="P6"><text:tab/><text:tab/>j = (i+0) mod 3</text:p>
      <text:p text:style-name="P6"><text:tab/><text:tab/>k = (i+2) mode 3</text:p>
      <text:p text:style-name="P6"><text:tab/><text:tab/><draw:frame draw:style-name="fr1" draw:name="Object34" text:anchor-type="as-char" svg:width="1.061in" svg:height="1.5752in" draw:z-index="19"><draw:object xlink:href="./ObjBF84D656" xlink:type="simple" xlink:show="embed" xlink:actuate="onLoad"/><draw:image xlink:href="./ObjectReplacements/ObjBF84D656" xlink:type="simple" xlink:show="embed" xlink:actuate="onLoad"/></draw:frame></text:p>
      <text:p text:style-name="P7">3D Transformation Interactions</text:p>
      <text:h text:style-name="Heading_20_1" text:outline-level="1">Scale vs Rotate</text:h>
      <text:p text:style-name="Text_20_body"><text:span text:style-name="T4">left[ matrix{1# 0# <text:s/>0# 0## 0# 1# 0# 0## 0# 0# 1# </text:span>0## 0# 0# 0# 1} right]</text:p>
      <text:p text:style-name="Text_20_body"><text:span text:style-name="T4">left[ matrix{2# 0# <text:s/>0# 0## 0# 1# 0# 0## 0# 0# 1# </text:span>0## 0# 0# 0# 1} right]</text:p>
      <text:p text:style-name="Standard"><text:span text:style-name="T4">left[ matrix{cos 45# -sin 45# <text:s/>0# 0## sin 45# cos 45# 0# 0## 0# 0# 1# </text:span>0## 0# 0# 0# 1} right]</text:p>
      <text:p text:style-name="Standard"><text:span text:style-name="T4">left[ matrix{1# 0# <text:s/>0# 0## 0# 1# 0# 0## 0# 0# 1# </text:span>0## 0# 0# 0# 1} right]</text:p>
      <text:p text:style-name="Text_20_body"/>
      <text:p text:style-name="Text_20_body"/>
      <text:p text:style-name="Text_20_body"><draw:frame draw:style-name="fr2" draw:name="Object11" text:anchor-type="paragraph" svg:x="0.2744in" svg:y="0.1008in" svg:width="6.7528in" svg:height="3.9307in" draw:z-index="15"><draw:object xlink:href="./Object 14" xlink:type="simple" xlink:show="embed" xlink:actuate="onLoad"/><draw:image xlink:href="./ObjectReplacements/Object 14" xlink:type="simple" xlink:show="embed" xlink:actuate="onLoad"/></draw:frame></text:p>
      <text:p text:style-name="Standard">In matrix form, these two series of transformations are:</text:p>
      <text:p text:style-name="Standard"><draw:frame draw:style-name="fr1" draw:name="Object1" text:anchor-type="as-char" svg:width="4.1425in" svg:height="0.739in" draw:z-index="22"><draw:object xlink:href="./Object 9" xlink:type="simple" xlink:show="embed" xlink:actuate="onLoad"/><draw:image xlink:href="./ObjectReplacements/Object 9" xlink:type="simple" xlink:show="embed" xlink:actuate="onLoad"/><svg:desc>formula</svg:desc></draw:frame></text:p>
      <text:p text:style-name="Standard"/>
      <text:p text:style-name="Text_20_body"><draw:frame draw:style-name="fr1" draw:name="Object2" text:anchor-type="as-char" svg:width="4.228in" svg:height="0.739in" draw:z-index="23"><draw:object xlink:href="./Object 8" xlink:type="simple" xlink:show="embed" xlink:actuate="onLoad"/><draw:image xlink:href="./ObjectReplacements/Object 8" xlink:type="simple" xlink:show="embed" xlink:actuate="onLoad"/><svg:desc>formula</svg:desc></draw:frame></text:p>
      <text:h text:style-name="P10" text:outline-level="1">Scale vs Translate</text:h>
      <text:p text:style-name="Text_20_body"/>
      <text:h text:style-name="Heading_20_1" text:outline-level="1"><draw:frame draw:style-name="fr2" draw:name="Object3" text:anchor-type="paragraph" svg:x="0.2744in" svg:y="0.1008in" svg:width="6.2283in" svg:height="3.6256in" draw:z-index="16"><draw:object xlink:href="./Object 10" xlink:type="simple" xlink:show="embed" xlink:actuate="onLoad"/><draw:image xlink:href="./ObjectReplacements/Object 10" xlink:type="simple" xlink:show="embed" xlink:actuate="onLoad"/><svg:desc>OLE-object</svg:desc></draw:frame></text:h>
      <text:h text:style-name="Heading_20_1" text:outline-level="1"><draw:frame draw:style-name="fr3" draw:name="Object6" text:anchor-type="char" svg:x="0.0862in" svg:y="0.4583in" svg:width="7.3618in" svg:height="3.6984in" draw:z-index="17"><draw:object xlink:href="./Object 11" xlink:type="simple" xlink:show="embed" xlink:actuate="onLoad"/><draw:image xlink:href="./ObjectReplacements/Object 11" xlink:type="simple" xlink:show="embed" xlink:actuate="onLoad"/></draw:frame>Translate vs Rotate</text:h>
      <text:h text:style-name="P10" text:outline-level="1"><draw:frame draw:style-name="fr5" draw:name="Object14" text:anchor-type="paragraph" svg:x="5.2535in" svg:y="0.0618in" svg:width="2.1016in" svg:height="1.5299in" draw:z-index="31"><draw:object xlink:href="./Object 17" xlink:type="simple" xlink:show="embed" xlink:actuate="onLoad"/><draw:image xlink:href="./ObjectReplacements/Object 17" xlink:type="simple" xlink:show="embed" xlink:actuate="onLoad"/></draw:frame>Complex transformation example</text:h>
      <text:p text:style-name="Text_20_body"><text:tab/>Let's build a rotation by <draw:frame draw:style-name="fr4" draw:name="Object7" text:anchor-type="as-char" svg:width="0.1516in" svg:height="0.1535in" draw:z-index="27"><draw:object xlink:href="./Object 12" xlink:type="simple" xlink:show="embed" xlink:actuate="onLoad"/><draw:image xlink:href="./ObjectReplacements/Object 12" xlink:type="simple" xlink:show="embed" xlink:actuate="onLoad"/></draw:frame> around a vector <draw:frame draw:style-name="fr4" draw:name="Object8" text:anchor-type="as-char" svg:width="0.6484in" svg:height="0.1654in" draw:z-index="28"><draw:object xlink:href="./Object 13" xlink:type="simple" xlink:show="embed" xlink:actuate="onLoad"/><draw:image xlink:href="./ObjectReplacements/Object 13" xlink:type="simple" xlink:show="embed" xlink:actuate="onLoad"/></draw:frame>.</text:p>
      <text:p text:style-name="Text_20_body"><text:tab/>Since we know how to rotate around the axes, we must </text:p>
      <text:list xml:id="list1287491983" text:style-name="L2">
        <text:list-item>
          <text:p text:style-name="P8">rotate <draw:frame draw:style-name="fr4" draw:name="Object12" text:anchor-type="as-char" svg:width="0.1465in" svg:height="0.1535in" draw:z-index="29"><draw:object xlink:href="./Object 15" xlink:type="simple" xlink:show="embed" xlink:actuate="onLoad"/><draw:image xlink:href="./ObjectReplacements/Object 15" xlink:type="simple" xlink:show="embed" xlink:actuate="onLoad"/></draw:frame> to the X axis: <draw:frame draw:style-name="fr4" draw:name="Object25" text:anchor-type="as-char" svg:width="0.5346in" svg:height="0.1783in" draw:z-index="32"><draw:object xlink:href="./Object 19" xlink:type="simple" xlink:show="embed" xlink:actuate="onLoad"/><draw:image xlink:href="./ObjectReplacements/Object 19" xlink:type="simple" xlink:show="embed" xlink:actuate="onLoad"/></draw:frame></text:p>
        </text:list-item>
        <text:list-item>
          <text:p text:style-name="P8">rotate by the desired angle around X: <draw:frame draw:style-name="fr4" draw:name="Object26" text:anchor-type="as-char" svg:width="0.4402in" svg:height="0.1783in" draw:z-index="33"><draw:object xlink:href="./Object 20" xlink:type="simple" xlink:show="embed" xlink:actuate="onLoad"/><draw:image xlink:href="./ObjectReplacements/Object 20" xlink:type="simple" xlink:show="embed" xlink:actuate="onLoad"/></draw:frame></text:p>
        </text:list-item>
        <text:list-item>
          <text:p text:style-name="P8">rotate <draw:frame draw:style-name="fr4" draw:name="Object13" text:anchor-type="as-char" svg:width="0.1465in" svg:height="0.1535in" draw:z-index="30"><draw:object xlink:href="./Object 16" xlink:type="simple" xlink:show="embed" xlink:actuate="onLoad"/><draw:image xlink:href="./ObjectReplacements/Object 16" xlink:type="simple" xlink:show="embed" xlink:actuate="onLoad"/></draw:frame> back to its starting direction: <draw:frame draw:style-name="fr4" draw:name="Object27" text:anchor-type="as-char" svg:width="0.4327in" svg:height="0.1783in" draw:z-index="34"><draw:object xlink:href="./Object 21" xlink:type="simple" xlink:show="embed" xlink:actuate="onLoad"/><draw:image xlink:href="./ObjectReplacements/Object 21" xlink:type="simple" xlink:show="embed" xlink:actuate="onLoad"/><svg:desc>formula</svg:desc></draw:frame></text:p>
        </text:list-item>
      </text:list>
      <text:p text:style-name="Text_20_body"><text:tab/>Final transformation is</text:p>
      <text:p text:style-name="Text_20_body"><text:tab/><text:tab/><draw:frame draw:style-name="fr4" draw:name="Object15" text:anchor-type="as-char" svg:width="1.3118in" svg:height="0.1783in" draw:z-index="35"><draw:object xlink:href="./Object 18" xlink:type="simple" xlink:show="embed" xlink:actuate="onLoad"/><draw:image xlink:href="./ObjectReplacements/Object 18" xlink:type="simple" xlink:show="embed" xlink:actuate="onLoad"/></draw:frame></text:p>
      <text:p text:style-name="Text_20_body"><text:tab/>What about <draw:frame draw:style-name="fr4" draw:name="Object28" text:anchor-type="as-char" svg:width="0.1583in" svg:height="0.1571in" draw:z-index="36"><draw:object xlink:href="./Object 22" xlink:type="simple" xlink:show="embed" xlink:actuate="onLoad"/><draw:image xlink:href="./ObjectReplacements/Object 22" xlink:type="simple" xlink:show="embed" xlink:actuate="onLoad"/></draw:frame>?</text:p>
      <text:p text:style-name="Text_20_body"><text:tab/><text:tab/>We don't really need <draw:frame draw:style-name="fr4" draw:name="Object33" text:anchor-type="as-char" svg:width="0.1583in" svg:height="0.1571in" draw:z-index="41"><draw:object xlink:href="./Object 27" xlink:type="simple" xlink:show="embed" xlink:actuate="onLoad"/><draw:image xlink:href="./ObjectReplacements/Object 27" xlink:type="simple" xlink:show="embed" xlink:actuate="onLoad"/></draw:frame>, but only <draw:frame draw:style-name="fr4" draw:name="Object32" text:anchor-type="as-char" svg:width="0.4701in" svg:height="0.1654in" draw:z-index="40"><draw:object xlink:href="./Object 26" xlink:type="simple" xlink:show="embed" xlink:actuate="onLoad"/><draw:image xlink:href="./ObjectReplacements/Object 26" xlink:type="simple" xlink:show="embed" xlink:actuate="onLoad"/></draw:frame> and <draw:frame draw:style-name="fr4" draw:name="Object31" text:anchor-type="as-char" svg:width="0.4484in" svg:height="0.1654in" draw:z-index="39"><draw:object xlink:href="./Object 25" xlink:type="simple" xlink:show="embed" xlink:actuate="onLoad"/><draw:image xlink:href="./ObjectReplacements/Object 25" xlink:type="simple" xlink:show="embed" xlink:actuate="onLoad"/></draw:frame> to build <draw:frame draw:style-name="fr4" draw:name="Object30" text:anchor-type="as-char" svg:width="0.4327in" svg:height="0.1783in" draw:z-index="38"><draw:object xlink:href="./Object 24" xlink:type="simple" xlink:show="embed" xlink:actuate="onLoad"/><draw:image xlink:href="./ObjectReplacements/Object 24" xlink:type="simple" xlink:show="embed" xlink:actuate="onLoad"/><svg:desc>formula</svg:desc></draw:frame></text:p>
      <text:p text:style-name="Text_20_body"><text:tab/><text:tab/>A little trigonometry gets those two values:</text:p>
      <text:p text:style-name="Text_20_body"><text:tab/><text:tab/><text:tab/><draw:frame draw:style-name="fr4" draw:name="Object29" text:anchor-type="as-char" svg:width="1.2154in" svg:height="0.4028in" draw:z-index="37"><draw:object xlink:href="./Object 23" xlink:type="simple" xlink:show="embed" xlink:actuate="onLoad"/><draw:image xlink:href="./ObjectReplacements/Object 23" xlink:type="simple" xlink:show="embed" xlink:actuate="onLoad"/></draw:frame></text:p>
      <text:h text:style-name="Heading_20_1" text:outline-level="1">Eye transformation</text:h>
      <text:p text:style-name="P1">Specified by </text:p>
      <text:p text:style-name="P3">E: Eye position</text:p>
      <text:p text:style-name="P3">Z: Direction of view</text:p>
      <text:p text:style-name="P3">U: Approximate UP vector</text:p>
      <text:p text:style-name="P1">Compute:</text:p>
      <text:p text:style-name="P3"><draw:frame draw:style-name="fr1" draw:name="Object4" text:anchor-type="as-char" svg:width="1.2744in" svg:height="0.4146in" draw:z-index="1"><draw:object xlink:href="./ObjBF9AE1A4" xlink:type="simple" xlink:show="embed" xlink:actuate="onLoad"/><draw:image xlink:href="./ObjectReplacements/ObjBF9AE1A4" xlink:type="simple" xlink:show="embed" xlink:actuate="onLoad"/></draw:frame>as the “real” up vector</text:p>
      <text:p text:style-name="P3"><draw:frame draw:style-name="fr1" draw:name="Object5" text:anchor-type="as-char" svg:width="0.8992in" svg:height="0.1953in" draw:z-index="2"><draw:object xlink:href="./ObjBF9AE1A5" xlink:type="simple" xlink:show="embed" xlink:actuate="onLoad"/><draw:image xlink:href="./ObjectReplacements/ObjBF9AE1A5" xlink:type="simple" xlink:show="embed" xlink:actuate="onLoad"/></draw:frame></text:p>
      <text:p text:style-name="P1">Normalize:</text:p>
      <text:p text:style-name="P3">X, Y, and Z</text:p>
      <text:p text:style-name="P1">Note that X, Y, and Z are <text:span text:style-name="T1">orthonormal</text:span></text:p>
      <text:p text:style-name="P1">Step 1: translate to origin: <text:s/></text:p>
      <text:p text:style-name="P3">Translate(-E)</text:p>
      <text:p text:style-name="P1">Step 2: rotate:</text:p>
      <text:p text:style-name="P1"><text:tab/><draw:frame draw:style-name="fr1" draw:name="Object9" text:anchor-type="as-char" svg:width="1.5283in" svg:height="0.7819in" draw:z-index="24"><draw:object xlink:href="./ObjBF9AE1A9" xlink:type="simple" xlink:show="embed" xlink:actuate="onLoad"/><draw:image xlink:href="./ObjectReplacements/ObjBF9AE1A9" xlink:type="simple" xlink:show="embed" xlink:actuate="onLoad"/></draw:frame><text:tab/>Note that:<draw:frame draw:style-name="fr1" draw:name="Object10" text:anchor-type="as-char" svg:width="1.1902in" svg:height="0.6673in" draw:z-index="25"><draw:object xlink:href="./ObjBF9AE1AA" xlink:type="simple" xlink:show="embed" xlink:actuate="onLoad"/><draw:image xlink:href="./ObjectReplacements/ObjBF9AE1AA" xlink:type="simple" xlink:show="embed" xlink:actuate="onLoad"/></draw:frame></text:p>
      <text:p text:style-name="P2">Why is that called a “rotate?</text:p>
      <text:h text:style-name="Heading_20_1" text:outline-level="1">Orthonormal bases and rigid transformations:</text:h>
      <text:p text:style-name="P1">Rows of R, taken as vectors are:</text:p>
      <text:p text:style-name="P3">normal: <draw:frame draw:style-name="fr1" draw:name="Object20" text:anchor-type="as-char" svg:width="2.1008in" svg:height="0.1902in" draw:z-index="3"><draw:object xlink:href="./ObjBF9A0F06" xlink:type="simple" xlink:show="embed" xlink:actuate="onLoad"/><draw:image xlink:href="./ObjectReplacements/ObjBF9A0F06" xlink:type="simple" xlink:show="embed" xlink:actuate="onLoad"/></draw:frame></text:p>
      <text:p text:style-name="P3">mutually orthogonal: <draw:frame draw:style-name="fr1" draw:name="Object21" text:anchor-type="as-char" svg:width="2.102in" svg:height="0.1902in" draw:z-index="4"><draw:object xlink:href="./ObjBF9A0F07" xlink:type="simple" xlink:show="embed" xlink:actuate="onLoad"/><draw:image xlink:href="./ObjectReplacements/ObjBF9A0F07" xlink:type="simple" xlink:show="embed" xlink:actuate="onLoad"/></draw:frame></text:p>
      <text:p text:style-name="P1">Such transformations are called <text:span text:style-name="T2">rigid </text:span><text:span text:style-name="T3">because:</text:span></text:p>
      <text:p text:style-name="P4">canonical orthonormal vectors transform to <text:s/>orthonormal vectors</text:p>
      <text:p text:style-name="P4"/>
      <text:p text:style-name="P1">Has a matrix interpretation:</text:p>
      <text:p text:style-name="P3">Like this:<draw:frame draw:style-name="fr1" draw:name="Object16" text:anchor-type="as-char" svg:width="0.6244in" svg:height="0.2154in" draw:z-index="5"><draw:object xlink:href="./ObjBF9A0F01" xlink:type="simple" xlink:show="embed" xlink:actuate="onLoad"/><draw:image xlink:href="./ObjectReplacements/ObjBF9A0F01" xlink:type="simple" xlink:show="embed" xlink:actuate="onLoad"/></draw:frame>,</text:p>
      <text:p text:style-name="P3">but:<draw:frame draw:style-name="fr1" draw:name="Object17" text:anchor-type="as-char" svg:width="0.6744in" svg:height="0.2154in" draw:z-index="6"><draw:object xlink:href="./ObjBF9A0F02" xlink:type="simple" xlink:show="embed" xlink:actuate="onLoad"/><draw:image xlink:href="./ObjectReplacements/ObjBF9A0F02" xlink:type="simple" xlink:show="embed" xlink:actuate="onLoad"/></draw:frame>,</text:p>
      <text:p text:style-name="P3">so also:<draw:frame draw:style-name="fr1" draw:name="Object18" text:anchor-type="as-char" svg:width="0.6752in" svg:height="0.2154in" draw:z-index="7"><draw:object xlink:href="./ObjBF9A0F03" xlink:type="simple" xlink:show="embed" xlink:actuate="onLoad"/><draw:image xlink:href="./ObjectReplacements/ObjBF9A0F03" xlink:type="simple" xlink:show="embed" xlink:actuate="onLoad"/></draw:frame></text:p>
      <text:p text:style-name="P1">This is a feature of all rotates:</text:p>
      <text:p text:style-name="P3"><text:soft-page-break/><draw:frame draw:style-name="fr1" draw:name="Object19" text:anchor-type="as-char" svg:width="3.6484in" svg:height="0.9091in" draw:z-index="8"><draw:object xlink:href="./ObjBF9A0F05" xlink:type="simple" xlink:show="embed" xlink:actuate="onLoad"/><draw:image xlink:href="./ObjectReplacements/ObjBF9A0F05" xlink:type="simple" xlink:show="embed" xlink:actuate="onLoad"/></draw:frame></text:p>
      <text:p text:style-name="P1">And of all products of rotates:</text:p>
      <text:p text:style-name="P3">If A, B are rigid transformations, then AB is also:</text:p>
      <text:p text:style-name="P3"><draw:frame draw:style-name="fr1" draw:name="Object22" text:anchor-type="as-char" svg:width="0.6689in" svg:height="0.2154in" draw:z-index="9"><draw:object xlink:href="./ObjBF9A0F08" xlink:type="simple" xlink:show="embed" xlink:actuate="onLoad"/><draw:image xlink:href="./ObjectReplacements/ObjBF9A0F08" xlink:type="simple" xlink:show="embed" xlink:actuate="onLoad"/></draw:frame>, and <draw:frame draw:style-name="fr1" draw:name="Object23" text:anchor-type="as-char" svg:width="0.6563in" svg:height="0.2154in" draw:z-index="10"><draw:object xlink:href="./ObjBF9A0F09" xlink:type="simple" xlink:show="embed" xlink:actuate="onLoad"/><draw:image xlink:href="./ObjectReplacements/ObjBF9A0F09" xlink:type="simple" xlink:show="embed" xlink:actuate="onLoad"/></draw:frame></text:p>
      <text:p text:style-name="P3">so</text:p>
      <text:p text:style-name="P3"><draw:frame draw:style-name="fr1" draw:name="Object24" text:anchor-type="as-char" svg:width="2.3543in" svg:height="0.2154in" draw:z-index="26"><draw:object xlink:href="./ObjBF9A0F0A" xlink:type="simple" xlink:show="embed" xlink:actuate="onLoad"/><draw:image xlink:href="./ObjectReplacements/ObjBF9A0F0A" xlink:type="simple" xlink:show="embed" xlink:actuate="onLoad"/></draw:frame></text:p>
      <text:h text:style-name="P9" text:outline-level="2">A more Interactive approach</text:h>
      <text:p text:style-name="P2">Model sits on a turntable, with controls:</text:p>
      <text:p text:style-name="P5"><draw:frame draw:style-name="fr1" draw:name="Object35" text:anchor-type="as-char" svg:width="0.1898in" svg:height="0.1902in" draw:z-index="11"><draw:object xlink:href="./Object 2" xlink:type="simple" xlink:show="embed" xlink:actuate="onLoad"/><draw:image xlink:href="./ObjectReplacements/Object 2" xlink:type="simple" xlink:show="embed" xlink:actuate="onLoad"/></draw:frame>: center of turntable</text:p>
      <text:p text:style-name="P5"><draw:frame draw:style-name="fr1" draw:name="Object39" text:anchor-type="as-char" svg:width="0.1811in" svg:height="0.1902in" draw:z-index="12"><draw:object xlink:href="./Object 3" xlink:type="simple" xlink:show="embed" xlink:actuate="onLoad"/><draw:image xlink:href="./ObjectReplacements/Object 3" xlink:type="simple" xlink:show="embed" xlink:actuate="onLoad"/></draw:frame>: angle of turntable spin</text:p>
      <text:p text:style-name="P5"><draw:frame draw:style-name="fr1" draw:name="Object40" text:anchor-type="as-char" svg:width="0.1764in" svg:height="0.1902in" draw:z-index="13"><draw:object xlink:href="./Object 4" xlink:type="simple" xlink:show="embed" xlink:actuate="onLoad"/><draw:image xlink:href="./ObjectReplacements/Object 4" xlink:type="simple" xlink:show="embed" xlink:actuate="onLoad"/></draw:frame>: angle of turntable forward/backward tilt</text:p>
      <text:p text:style-name="P5"><draw:frame draw:style-name="fr1" draw:name="Object41" text:anchor-type="as-char" svg:width="0.1862in" svg:height="0.1902in" draw:z-index="14"><draw:object xlink:href="./Object 5" xlink:type="simple" xlink:show="embed" xlink:actuate="onLoad"/><draw:image xlink:href="./ObjectReplacements/Object 5" xlink:type="simple" xlink:show="embed" xlink:actuate="onLoad"/></draw:frame>: perhaps angle of turntable spindle (up) projection</text:p>
      <text:p text:style-name="P5"><draw:frame draw:style-name="fr1" draw:name="Object42" text:anchor-type="as-char" svg:width="0.178in" svg:height="0.1902in" draw:z-index="20"><draw:object xlink:href="./Object 1" xlink:type="simple" xlink:show="embed" xlink:actuate="onLoad"/><draw:image xlink:href="./ObjectReplacements/Object 1" xlink:type="simple" xlink:show="embed" xlink:actuate="onLoad"/></draw:frame>: distance of viewing</text:p>
      <text:p text:style-name="P2">Transformations:</text:p>
      <text:p text:style-name="P5"><draw:frame draw:style-name="fr1" draw:name="Object43" text:anchor-type="as-char" svg:width="2.8055in" svg:height="0.222in" draw:z-index="21"><draw:object xlink:href="./Object 6" xlink:type="simple" xlink:show="embed" xlink:actuate="onLoad"/><draw:image xlink:href="./ObjectReplacements/Object 6" xlink:type="simple" xlink:show="embed" xlink:actuate="onLoad"/></draw:frame></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Lucidasans, 'Lucida Sans', 'Arial Unicode MS'"/>
    <style:font-face style:name="Times" svg:font-family="Times"/>
    <style:font-face style:name="Times New Roman" svg:font-family="'Times New Roman'"/>
    <style:font-face style:name="DejaVu Sans Mono" svg:font-family="'DejaVu Sans Mono'" style:font-family-generic="modern" style:font-pitch="fixed"/>
    <style:font-face style:name="Bitstream Vera Sans2"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adornments="Roman"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2"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text-properties style:font-name="Bitstream Vera Serif" fo:font-weight="normal"/>
    </style:style>
    <style:style style:name="Text_20_body" style:display-name="Text body" style:family="paragraph" style:parent-style-name="Standard" style:class="text" style:master-page-name="">
      <style:paragraph-properties fo:margin-top="0in" fo:margin-bottom="0in" style:page-number="auto"/>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fo:font-size="2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701in" fo:margin-bottom="0in" fo:text-align="start" style:justify-single-word="false"/>
      <style:text-properties style:font-name="Bitstream Vera 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05-09-06T10:58:19</meta:creation-date>
    <dc:date>2011-09-15T11:26:38</dc:date>
    <meta:print-date>2010-09-13T12:24:17</meta:print-date>
    <meta:editing-cycles>35</meta:editing-cycles>
    <meta:editing-duration>PT19H54M48S</meta:editing-duration>
    <meta:printed-by>Gary Herron</meta:printed-by>
    <dc:creator>Gary Herron</dc:creator>
    <meta:document-statistic meta:table-count="0" meta:image-count="0" meta:object-count="42" meta:page-count="6" meta:paragraph-count="74" meta:word-count="348" meta:character-count="1930"/>
    <meta:user-defined meta:name="Info 1"/>
    <meta:user-defined meta:name="Info 2"/>
    <meta:user-defined meta:name="Info 3"/>
    <meta:user-defined meta:name="Info 4"/>
  </office:meta>
</office:document-meta>
</file>

<file path=ObjBF84D656/content.xml><?xml version="1.0" encoding="utf-8"?>
<!DOCTYPE math  PUBLIC '-//OpenOffice.org//DTD Modified W3C MathML 1.01//EN'  'math.dtd'>
<math:math xmlns:math="http://www.w3.org/1998/Math/MathML">
  <math:semantics>
    <math:mtable>
      <math:mtr>
        <math:mrow>
          <math:mrow>
            <math:mrow>
              <math:msub>
                <math:mi>R</math:mi>
                <math:mi math:fontstyle="italic">jj</math:mi>
              </math:msub>
              <math:mo math:stretchy="false">=</math:mo>
              <math:mi>cos</math:mi>
            </math:mrow>
            <math:mo math:stretchy="false">θ</math:mo>
          </math:mrow>
        </math:mrow>
      </math:mtr>
      <math:mtr>
        <math:mrow>
          <math:mrow>
            <math:mrow>
              <math:msub>
                <math:mi>R</math:mi>
                <math:mi math:fontstyle="italic">kk</math:mi>
              </math:msub>
              <math:mo math:stretchy="false">=</math:mo>
              <math:mi>cos</math:mi>
            </math:mrow>
            <math:mo math:stretchy="false">θ</math:mo>
          </math:mrow>
        </math:mrow>
      </math:mtr>
      <math:mtr>
        <math:mrow>
          <math:mrow>
            <math:mrow>
              <math:msub>
                <math:mi>R</math:mi>
                <math:mi math:fontstyle="italic">ii</math:mi>
              </math:msub>
              <math:mo math:stretchy="false">=</math:mo>
              <math:msub>
                <math:mi>R</math:mi>
                <math:mn>33</math:mn>
              </math:msub>
            </math:mrow>
            <math:mo math:stretchy="false">=</math:mo>
            <math:mn>1</math:mn>
          </math:mrow>
        </math:mrow>
      </math:mtr>
      <math:mtr>
        <math:mrow>
          <math:mrow>
            <math:mrow>
              <math:msub>
                <math:mi>R</math:mi>
                <math:mi math:fontstyle="italic">jk</math:mi>
              </math:msub>
              <math:mo math:stretchy="false">=</math:mo>
              <math:mrow>
                <math:mo math:stretchy="false">−</math:mo>
                <math:mi>sin</math:mi>
              </math:mrow>
            </math:mrow>
            <math:mo math:stretchy="false">θ</math:mo>
          </math:mrow>
        </math:mrow>
      </math:mtr>
      <math:mtr>
        <math:mrow>
          <math:mrow>
            <math:mrow>
              <math:msub>
                <math:mi>R</math:mi>
                <math:mi math:fontstyle="italic">kj</math:mi>
              </math:msub>
              <math:mo math:stretchy="false">=</math:mo>
              <math:mi>sin</math:mi>
            </math:mrow>
            <math:mo math:stretchy="false">θ</math:mo>
          </math:mrow>
        </math:mrow>
      </math:mtr>
      <math:mtr>
        <math:mrow>
          <math:mrow>
            <math:mi math:fontstyle="italic">others</math:mi>
            <math:mo math:stretchy="false">=</math:mo>
            <math:mn>0</math:mn>
          </math:mrow>
        </math:mrow>
      </math:mtr>
    </math:mtable>
    <math:annotation math:encoding="StarMath 5.0">alignl R_jj = cos %theta newline
alignl R_kk = cos %theta newline
alignl R_ii = R_33 = 1 newline
alignl R_jk = - sin %theta newline
alignl R_kj = sin %theta newline
alignl others = 0</math:annotation>
  </math:semantics>
</math:math>
</file>

<file path=ObjBF84D659/content.xml><?xml version="1.0" encoding="utf-8"?>
<math xmlns="http://www.w3.org/1998/Math/MathML">
  <semantics>
    <mtable>
      <mtr>
        <mtd>
          <mrow>
            <mi>S</mi>
            <mrow>
              <mo stretchy="false">(</mo>
              <mrow>
                <msub>
                  <mi>S</mi>
                  <mi>X</mi>
                </msub>
                <mi>,</mi>
                <msub>
                  <mi>S</mi>
                  <mi>Y</mi>
                </msub>
                <mi>,</mi>
                <msub>
                  <mi>S</mi>
                  <mi>Z</mi>
                </msub>
              </mrow>
              <mo stretchy="false">)</mo>
            </mrow>
            <mrow>
              <mi/>
              <mo stretchy="false">=</mo>
              <mi/>
            </mrow>
            <mfenced open="[" close="]">
              <mtable>
                <mtr>
                  <mtd>
                    <msub>
                      <mi>S</mi>
                      <mi>x</mi>
                    </msub>
                  </mtd>
                  <mtd>
                    <mn>0</mn>
                  </mtd>
                  <mtd>
                    <mn>0</mn>
                  </mtd>
                  <mtd>
                    <mn>0</mn>
                  </mtd>
                </mtr>
                <mtr>
                  <mtd>
                    <mn>0</mn>
                  </mtd>
                  <mtd>
                    <msub>
                      <mi>S</mi>
                      <mi>y</mi>
                    </msub>
                  </mtd>
                  <mtd>
                    <mn>0</mn>
                  </mtd>
                  <mtd>
                    <mn>0</mn>
                  </mtd>
                </mtr>
                <mtr>
                  <mtd>
                    <mn>0</mn>
                  </mtd>
                  <mtd>
                    <mn>0</mn>
                  </mtd>
                  <mtd>
                    <msub>
                      <mi>S</mi>
                      <mi>Z</mi>
                    </msub>
                  </mtd>
                  <mtd>
                    <mn>0</mn>
                  </mtd>
                </mtr>
                <mtr>
                  <mtd>
                    <mn>0</mn>
                  </mtd>
                  <mtd>
                    <mn>0</mn>
                  </mtd>
                  <mtd>
                    <mn>0</mn>
                  </mtd>
                  <mtd>
                    <mn>1</mn>
                  </mtd>
                </mtr>
              </mtable>
            </mfenced>
          </mrow>
        </mtd>
      </mtr>
      <mtr>
        <mtd/>
      </mtr>
      <mtr>
        <mtd>
          <mrow>
            <mi>T</mi>
            <mrow>
              <mo stretchy="false">(</mo>
              <mrow>
                <msub>
                  <mi>T</mi>
                  <mi>X</mi>
                </msub>
                <mi>,</mi>
                <msub>
                  <mi>T</mi>
                  <mi>Y</mi>
                </msub>
                <mi>,</mi>
                <msub>
                  <mi>T</mi>
                  <mi>Z</mi>
                </msub>
              </mrow>
              <mo stretchy="false">)</mo>
            </mrow>
            <mrow>
              <mi/>
              <mo stretchy="false">=</mo>
              <mi/>
            </mrow>
            <mfenced open="[" close="]">
              <mtable>
                <mtr>
                  <mtd>
                    <mn>1</mn>
                  </mtd>
                  <mtd>
                    <mn>0</mn>
                  </mtd>
                  <mtd>
                    <mn>0</mn>
                  </mtd>
                  <mtd>
                    <msub>
                      <mi>T</mi>
                      <mi>x</mi>
                    </msub>
                  </mtd>
                </mtr>
                <mtr>
                  <mtd>
                    <mn>0</mn>
                  </mtd>
                  <mtd>
                    <mn>1</mn>
                  </mtd>
                  <mtd>
                    <mn>0</mn>
                  </mtd>
                  <mtd>
                    <msub>
                      <mi>T</mi>
                      <mi>y</mi>
                    </msub>
                  </mtd>
                </mtr>
                <mtr>
                  <mtd>
                    <mn>0</mn>
                  </mtd>
                  <mtd>
                    <mn>0</mn>
                  </mtd>
                  <mtd>
                    <mn>1</mn>
                  </mtd>
                  <mtd>
                    <msub>
                      <mi>T</mi>
                      <mi>Z</mi>
                    </msub>
                  </mtd>
                </mtr>
                <mtr>
                  <mtd>
                    <mn>0</mn>
                  </mtd>
                  <mtd>
                    <mn>0</mn>
                  </mtd>
                  <mtd>
                    <mn>0</mn>
                  </mtd>
                  <mtd>
                    <mn>1</mn>
                  </mtd>
                </mtr>
              </mtable>
            </mfenced>
          </mrow>
        </mtd>
      </mtr>
      <mtr>
        <mtd/>
      </mtr>
      <mtr>
        <mtd>
          <mrow>
            <msub>
              <mi>R</mi>
              <mi>Z</mi>
            </msub>
            <mrow>
              <mo stretchy="false">(</mo>
              <mo stretchy="false">θ</mo>
              <mo stretchy="false">)</mo>
            </mrow>
            <mrow>
              <mi/>
              <mo stretchy="false">=</mo>
              <mi/>
            </mrow>
            <mfenced open="[" close="]">
              <mtable>
                <mtr>
                  <mtd>
                    <mrow>
                      <mi>cos</mi>
                      <mo stretchy="false">θ</mo>
                    </mrow>
                  </mtd>
                  <mtd>
                    <mrow>
                      <mrow>
                        <mo stretchy="false">−</mo>
                        <mi>sin</mi>
                      </mrow>
                      <mo stretchy="false">θ</mo>
                    </mrow>
                  </mtd>
                  <mtd>
                    <mn>0</mn>
                  </mtd>
                  <mtd>
                    <mn>0</mn>
                  </mtd>
                </mtr>
                <mtr>
                  <mtd>
                    <mrow>
                      <mi>sin</mi>
                      <mo stretchy="false">θ</mo>
                    </mrow>
                  </mtd>
                  <mtd>
                    <mrow>
                      <mi>cos</mi>
                      <mo stretchy="false">θ</mo>
                    </mrow>
                  </mtd>
                  <mtd>
                    <mn>0</mn>
                  </mtd>
                  <mtd>
                    <mn>0</mn>
                  </mtd>
                </mtr>
                <mtr>
                  <mtd>
                    <mn>0</mn>
                  </mtd>
                  <mtd>
                    <mn>0</mn>
                  </mtd>
                  <mtd>
                    <mn>1</mn>
                  </mtd>
                  <mtd>
                    <mn>0</mn>
                  </mtd>
                </mtr>
                <mtr>
                  <mtd>
                    <mn>0</mn>
                  </mtd>
                  <mtd>
                    <mn>0</mn>
                  </mtd>
                  <mtd>
                    <mn>0</mn>
                  </mtd>
                  <mtd>
                    <mn>1</mn>
                  </mtd>
                </mtr>
              </mtable>
            </mfenced>
          </mrow>
        </mtd>
      </mtr>
      <mtr>
        <mtd/>
      </mtr>
      <mtr>
        <mtd>
          <mrow>
            <msub>
              <mi>R</mi>
              <mi>y</mi>
            </msub>
            <mrow>
              <mo stretchy="false">(</mo>
              <mo stretchy="false">θ</mo>
              <mo stretchy="false">)</mo>
            </mrow>
            <mrow>
              <mi/>
              <mo stretchy="false">=</mo>
              <mi/>
            </mrow>
            <mfenced open="[" close="]">
              <mtable>
                <mtr>
                  <mtd>
                    <mrow>
                      <mi>cos</mi>
                      <mo stretchy="false">θ</mo>
                    </mrow>
                  </mtd>
                  <mtd>
                    <mn>0</mn>
                  </mtd>
                  <mtd>
                    <mrow>
                      <mi>sin</mi>
                      <mo stretchy="false">θ</mo>
                    </mrow>
                  </mtd>
                  <mtd>
                    <mn>0</mn>
                  </mtd>
                </mtr>
                <mtr>
                  <mtd>
                    <mn>0</mn>
                  </mtd>
                  <mtd>
                    <mn>1</mn>
                  </mtd>
                  <mtd>
                    <mn>0</mn>
                  </mtd>
                  <mtd>
                    <mn>0</mn>
                  </mtd>
                </mtr>
                <mtr>
                  <mtd>
                    <mrow>
                      <mrow>
                        <mo stretchy="false">−</mo>
                        <mi>sin</mi>
                      </mrow>
                      <mo stretchy="false">θ</mo>
                    </mrow>
                  </mtd>
                  <mtd>
                    <mn>0</mn>
                  </mtd>
                  <mtd>
                    <mrow>
                      <mi>cos</mi>
                      <mo stretchy="false">θ</mo>
                    </mrow>
                  </mtd>
                  <mtd>
                    <mn>0</mn>
                  </mtd>
                </mtr>
                <mtr>
                  <mtd>
                    <mn>0</mn>
                  </mtd>
                  <mtd>
                    <mn>0</mn>
                  </mtd>
                  <mtd>
                    <mn>0</mn>
                  </mtd>
                  <mtd>
                    <mn>1</mn>
                  </mtd>
                </mtr>
              </mtable>
            </mfenced>
            <mi>,</mi>
          </mrow>
        </mtd>
      </mtr>
      <mtr>
        <mtd/>
      </mtr>
      <mtr>
        <mtd>
          <mrow>
            <msub>
              <mi>R</mi>
              <mi>x</mi>
            </msub>
            <mrow>
              <mo stretchy="false">(</mo>
              <mo stretchy="false">θ</mo>
              <mo stretchy="false">)</mo>
            </mrow>
            <mrow>
              <mi/>
              <mo stretchy="false">=</mo>
              <mi/>
            </mrow>
            <mfenced open="[" close="]">
              <mtable>
                <mtr>
                  <mtd>
                    <mn>1</mn>
                  </mtd>
                  <mtd>
                    <mn>0</mn>
                  </mtd>
                  <mtd>
                    <mn>0</mn>
                  </mtd>
                  <mtd>
                    <mn>0</mn>
                  </mtd>
                </mtr>
                <mtr>
                  <mtd>
                    <mn>0</mn>
                  </mtd>
                  <mtd>
                    <mrow>
                      <mi>cos</mi>
                      <mo stretchy="false">θ</mo>
                    </mrow>
                  </mtd>
                  <mtd>
                    <mrow>
                      <mrow>
                        <mo stretchy="false">−</mo>
                        <mi>sin</mi>
                      </mrow>
                      <mo stretchy="false">θ</mo>
                    </mrow>
                  </mtd>
                  <mtd>
                    <mn>0</mn>
                  </mtd>
                </mtr>
                <mtr>
                  <mtd>
                    <mn>0</mn>
                  </mtd>
                  <mtd>
                    <mrow>
                      <mi>sin</mi>
                      <mo stretchy="false">θ</mo>
                    </mrow>
                  </mtd>
                  <mtd>
                    <mrow>
                      <mi>cos</mi>
                      <mo stretchy="false">θ</mo>
                    </mrow>
                  </mtd>
                  <mtd>
                    <mn>0</mn>
                  </mtd>
                </mtr>
                <mtr>
                  <mtd>
                    <mn>0</mn>
                  </mtd>
                  <mtd>
                    <mn>0</mn>
                  </mtd>
                  <mtd>
                    <mn>0</mn>
                  </mtd>
                  <mtd>
                    <mn>1</mn>
                  </mtd>
                </mtr>
              </mtable>
            </mfenced>
          </mrow>
        </mtd>
      </mtr>
    </mtable>
    <annotation encoding="StarMath 5.0">S(S_X,S_Y,S_Z) ~=~  left[ matrix{S_x # 0 #  0 # 0 ## 0 # S_y # 0#0 ## 0#0 #S_Z #0##0#0#0#1} right] newline newline
T(T_X,T_Y,T_Z) ~=~ left[ matrix{1 # 0 # 0#  T_x ## 0 # 1 # 0 # T_y ## 0 #0 #1#T_Z## 0# 0# 0# 1} right] newline newline
R_Z(%theta) ~=~ left[ matrix{cos%theta # -sin%theta #  0#0 ## sin%theta # cos%theta #0#0 ## 0 #0 #1#0## 0# 0# 0# 1} right]  newline newline
R_y(%theta) ~=~ left[ matrix{cos %theta# 0# sin %theta# 0## 0# 1# 0# 0##-sin %theta# 0# cos %theta# 0##0# 0# 0# 1} right], newline newline
R_x(%theta) ~=~ left[ matrix{1# 0# 0# 0## 0# cos %theta# -sin %theta# 0## 0# sin %theta# cos %theta# 0## 0# 0# 0# 1} right]</annotation>
  </semantics>
</math>
</file>

<file path=ObjBF9A0F01/content.xml><?xml version="1.0" encoding="utf-8"?>
<!DOCTYPE math  PUBLIC '-//OpenOffice.org//DTD Modified W3C MathML 1.01//EN'  'math.dtd'>
<math:math xmlns:math="http://www.w3.org/1998/Math/MathML">
  <math:semantics>
    <math:mrow>
      <math:mi>R</math:mi>
      <math:mrow>
        <math:msup>
          <math:mi>R</math:mi>
          <math:mi>T</math:mi>
        </math:msup>
        <math:mo math:stretchy="false">=</math:mo>
        <math:mi>I</math:mi>
      </math:mrow>
    </math:mrow>
    <math:annotation math:encoding="StarMath 5.0">R R^T = I</math:annotation>
  </math:semantics>
</math:math>
</file>

<file path=ObjBF9A0F02/content.xml><?xml version="1.0" encoding="utf-8"?>
<!DOCTYPE math  PUBLIC '-//OpenOffice.org//DTD Modified W3C MathML 1.01//EN'  'math.dtd'>
<math:math xmlns:math="http://www.w3.org/1998/Math/MathML">
  <math:semantics>
    <math:mrow>
      <math:mi>R</math:mi>
      <math:mrow>
        <math:msup>
          <math:mi>R</math:mi>
          <math:mrow>
            <math:mo math:stretchy="false">−</math:mo>
            <math:mn>1</math:mn>
          </math:mrow>
        </math:msup>
        <math:mo math:stretchy="false">=</math:mo>
        <math:mi>I</math:mi>
      </math:mrow>
    </math:mrow>
    <math:annotation math:encoding="StarMath 5.0">R R^{-1} = I</math:annotation>
  </math:semantics>
</math:math>
</file>

<file path=ObjBF9A0F03/content.xml><?xml version="1.0" encoding="utf-8"?>
<!DOCTYPE math  PUBLIC '-//OpenOffice.org//DTD Modified W3C MathML 1.01//EN'  'math.dtd'>
<math:math xmlns:math="http://www.w3.org/1998/Math/MathML">
  <math:semantics>
    <math:mrow>
      <math:msup>
        <math:mi>R</math:mi>
        <math:mi>T</math:mi>
      </math:msup>
      <math:mo math:stretchy="false">=</math:mo>
      <math:msup>
        <math:mi>R</math:mi>
        <math:mrow>
          <math:mo math:stretchy="false">−</math:mo>
          <math:mn>1</math:mn>
        </math:mrow>
      </math:msup>
    </math:mrow>
    <math:annotation math:encoding="StarMath 5.0">R^T = R^{-1}</math:annotation>
  </math:semantics>
</math:math>
</file>

<file path=ObjBF9A0F05/content.xml><?xml version="1.0" encoding="utf-8"?>
<math xmlns="http://www.w3.org/1998/Math/MathML">
  <semantics>
    <mtable>
      <mtr>
        <mtd>
          <mrow>
            <mi>R</mi>
            <mrow>
              <mo stretchy="false">(</mo>
              <mo stretchy="false">θ</mo>
              <mo stretchy="false">)</mo>
            </mrow>
            <mrow>
              <mi/>
              <mi mathvariant="normal">=</mi>
              <mi/>
            </mrow>
            <mfenced open="[" close="]">
              <mtable>
                <mtr>
                  <mtd>
                    <mrow>
                      <mi>cos</mi>
                      <mo stretchy="false">θ</mo>
                    </mrow>
                  </mtd>
                  <mtd>
                    <mrow>
                      <mrow>
                        <mi mathvariant="normal">−</mi>
                        <mi>sin</mi>
                      </mrow>
                      <mo stretchy="false">θ</mo>
                    </mrow>
                  </mtd>
                </mtr>
                <mtr>
                  <mtd>
                    <mrow>
                      <mi>sin</mi>
                      <mo stretchy="false">θ</mo>
                    </mrow>
                  </mtd>
                  <mtd>
                    <mrow>
                      <mi>cos</mi>
                      <mo stretchy="false">θ</mo>
                    </mrow>
                  </mtd>
                </mtr>
              </mtable>
            </mfenced>
          </mrow>
        </mtd>
      </mtr>
      <mtr>
        <mtd>
          <mrow>
            <mi>R</mi>
            <mrow>
              <mo stretchy="false">(</mo>
              <mrow>
                <mi mathvariant="normal">−</mi>
                <mo stretchy="false">θ</mo>
              </mrow>
              <mo stretchy="false">)</mo>
            </mrow>
            <mrow>
              <mi/>
              <mi mathvariant="normal">=</mi>
              <mi/>
            </mrow>
            <msup>
              <mfenced open="" close="">
                <mrow>
                  <mi>R</mi>
                  <mrow>
                    <mo stretchy="false">(</mo>
                    <mo stretchy="false">θ</mo>
                    <mo stretchy="false">)</mo>
                  </mrow>
                </mrow>
              </mfenced>
              <mrow>
                <mi mathvariant="normal">−</mi>
                <mn>1</mn>
              </mrow>
            </msup>
            <mrow>
              <mi/>
              <mi mathvariant="normal">=</mi>
              <mi/>
            </mrow>
            <msup>
              <mfenced open="" close="">
                <mrow>
                  <mi>R</mi>
                  <mrow>
                    <mo stretchy="false">(</mo>
                    <mo stretchy="false">θ</mo>
                    <mo stretchy="false">)</mo>
                  </mrow>
                </mrow>
              </mfenced>
              <mi>T</mi>
            </msup>
            <mrow>
              <mi/>
              <mi mathvariant="normal">=</mi>
              <mi/>
            </mrow>
            <mfenced open="[" close="]">
              <mtable>
                <mtr>
                  <mtd>
                    <mrow>
                      <mi>cos</mi>
                      <mo stretchy="false">θ</mo>
                    </mrow>
                  </mtd>
                  <mtd>
                    <mrow>
                      <mi>sin</mi>
                      <mo stretchy="false">θ</mo>
                    </mrow>
                  </mtd>
                </mtr>
                <mtr>
                  <mtd>
                    <mrow>
                      <mrow>
                        <mi mathvariant="normal">−</mi>
                        <mi>sin</mi>
                      </mrow>
                      <mo stretchy="false">θ</mo>
                    </mrow>
                  </mtd>
                  <mtd>
                    <mrow>
                      <mi>cos</mi>
                      <mo stretchy="false">θ</mo>
                    </mrow>
                  </mtd>
                </mtr>
              </mtable>
            </mfenced>
          </mrow>
        </mtd>
      </mtr>
    </mtable>
    <annotation encoding="StarMath 5.0">alignl R(%theta) ~=~ left[ matrix{cos%theta # -sin%theta  ## sin%theta # cos%theta } right] newline
alignl R(-%theta) ~=~left (R(%theta)right)^{-1} ~=~left (R(%theta)right)^T ~=~ left[ matrix{cos%theta # sin%theta  ## -sin%theta # cos%theta } right]</annotation>
  </semantics>
</math>
</file>

<file path=ObjBF9A0F06/content.xml><?xml version="1.0" encoding="utf-8"?>
<!DOCTYPE math  PUBLIC '-//OpenOffice.org//DTD Modified W3C MathML 1.01//EN'  'math.dtd'>
<math:math xmlns:math="http://www.w3.org/1998/Math/MathML">
  <math:semantics>
    <math:mrow>
      <math:mrow>
        <math:mi>X</math:mi>
        <math:mo math:stretchy="false">⋅</math:mo>
        <math:mi>X</math:mi>
      </math:mrow>
      <math:mrow>
        <math:mi/>
        <math:mo math:stretchy="false">=</math:mo>
        <math:mi/>
      </math:mrow>
      <math:mrow>
        <math:mi>Y</math:mi>
        <math:mo math:stretchy="false">⋅</math:mo>
        <math:mi>Y</math:mi>
      </math:mrow>
      <math:mrow>
        <math:mi/>
        <math:mo math:stretchy="false">=</math:mo>
        <math:mi/>
      </math:mrow>
      <math:mrow>
        <math:mi>Z</math:mi>
        <math:mo math:stretchy="false">⋅</math:mo>
        <math:mi>Z</math:mi>
      </math:mrow>
      <math:mrow>
        <math:mi/>
        <math:mo math:stretchy="false">=</math:mo>
        <math:mi/>
      </math:mrow>
      <math:mn>1</math:mn>
    </math:mrow>
    <math:annotation math:encoding="StarMath 5.0">X cdot X ~=~ Y cdot Y ~=~ Z cdot Z ~=~ 1</math:annotation>
  </math:semantics>
</math:math>
</file>

<file path=ObjBF9A0F07/content.xml><?xml version="1.0" encoding="utf-8"?>
<!DOCTYPE math  PUBLIC '-//OpenOffice.org//DTD Modified W3C MathML 1.01//EN'  'math.dtd'>
<math:math xmlns:math="http://www.w3.org/1998/Math/MathML">
  <math:semantics>
    <math:mrow>
      <math:mrow>
        <math:mi>X</math:mi>
        <math:mo math:stretchy="false">⋅</math:mo>
        <math:mi>Y</math:mi>
      </math:mrow>
      <math:mrow>
        <math:mi/>
        <math:mo math:stretchy="false">=</math:mo>
        <math:mi/>
      </math:mrow>
      <math:mrow>
        <math:mi>Y</math:mi>
        <math:mo math:stretchy="false">⋅</math:mo>
        <math:mi>Z</math:mi>
      </math:mrow>
      <math:mrow>
        <math:mi/>
        <math:mo math:stretchy="false">=</math:mo>
        <math:mi/>
      </math:mrow>
      <math:mrow>
        <math:mi>Z</math:mi>
        <math:mo math:stretchy="false">⋅</math:mo>
        <math:mi>X</math:mi>
      </math:mrow>
      <math:mrow>
        <math:mi/>
        <math:mo math:stretchy="false">=</math:mo>
        <math:mi/>
      </math:mrow>
      <math:mn>0</math:mn>
    </math:mrow>
    <math:annotation math:encoding="StarMath 5.0">X cdot Y ~=~ Y cdot Z ~=~ Z cdot X ~=~ 0</math:annotation>
  </math:semantics>
</math:math>
</file>

<file path=ObjBF9A0F08/content.xml><?xml version="1.0" encoding="utf-8"?>
<!DOCTYPE math  PUBLIC '-//OpenOffice.org//DTD Modified W3C MathML 1.01//EN'  'math.dtd'>
<math:math xmlns:math="http://www.w3.org/1998/Math/MathML">
  <math:semantics>
    <math:mrow>
      <math:msup>
        <math:mi>A</math:mi>
        <math:mrow>
          <math:mo math:stretchy="false">−</math:mo>
          <math:mn>1</math:mn>
        </math:mrow>
      </math:msup>
      <math:mo math:stretchy="false">=</math:mo>
      <math:msup>
        <math:mi>A</math:mi>
        <math:mi>T</math:mi>
      </math:msup>
    </math:mrow>
    <math:annotation math:encoding="StarMath 5.0">A^{-1} = A^T</math:annotation>
  </math:semantics>
</math:math>
</file>

<file path=ObjBF9A0F09/content.xml><?xml version="1.0" encoding="utf-8"?>
<!DOCTYPE math  PUBLIC '-//OpenOffice.org//DTD Modified W3C MathML 1.01//EN'  'math.dtd'>
<math:math xmlns:math="http://www.w3.org/1998/Math/MathML">
  <math:semantics>
    <math:mrow>
      <math:msup>
        <math:mi>B</math:mi>
        <math:mrow>
          <math:mo math:stretchy="false">−</math:mo>
          <math:mn>1</math:mn>
        </math:mrow>
      </math:msup>
      <math:mo math:stretchy="false">=</math:mo>
      <math:msup>
        <math:mi>B</math:mi>
        <math:mi>T</math:mi>
      </math:msup>
    </math:mrow>
    <math:annotation math:encoding="StarMath 5.0">B^{-1} = B^T</math:annotation>
  </math:semantics>
</math:math>
</file>

<file path=ObjBF9A0F0A/content.xml><?xml version="1.0" encoding="utf-8"?>
<!DOCTYPE math  PUBLIC '-//OpenOffice.org//DTD Modified W3C MathML 1.01//EN'  'math.dtd'>
<math:math xmlns:math="http://www.w3.org/1998/Math/MathML">
  <math:semantics>
    <math:mrow>
      <math:mrow>
        <math:msup>
          <math:mrow>
            <math:mo math:stretchy="false"></math:mo>
            <math:mi math:fontstyle="italic">AB</math:mi>
            <math:mo math:stretchy="false"></math:mo>
          </math:mrow>
          <math:mrow>
            <math:mo math:stretchy="false">−</math:mo>
            <math:mn>1</math:mn>
          </math:mrow>
        </math:msup>
        <math:mo math:stretchy="false">=</math:mo>
        <math:msup>
          <math:mi>B</math:mi>
          <math:mrow>
            <math:mo math:stretchy="false">−</math:mo>
            <math:mn>1</math:mn>
          </math:mrow>
        </math:msup>
      </math:mrow>
      <math:mrow>
        <math:msup>
          <math:mi>A</math:mi>
          <math:mrow>
            <math:mo math:stretchy="false">−</math:mo>
            <math:mn>1</math:mn>
          </math:mrow>
        </math:msup>
        <math:mo math:stretchy="false">=</math:mo>
        <math:msup>
          <math:mi>B</math:mi>
          <math:mi>T</math:mi>
        </math:msup>
      </math:mrow>
      <math:mrow>
        <math:msup>
          <math:mi>A</math:mi>
          <math:mi>T</math:mi>
        </math:msup>
        <math:mo math:stretchy="false">=</math:mo>
        <math:msup>
          <math:mrow>
            <math:mo math:stretchy="false"></math:mo>
            <math:mi math:fontstyle="italic">AB</math:mi>
            <math:mo math:stretchy="false"></math:mo>
          </math:mrow>
          <math:mi>T</math:mi>
        </math:msup>
      </math:mrow>
    </math:mrow>
    <math:annotation math:encoding="StarMath 5.0">(AB)^{-1} = B^{-1}A^{-1} = B^{T}A^{T} =  (AB)^{T}</math:annotation>
  </math:semantics>
</math:math>
</file>

<file path=ObjBF9AE1A4/content.xml><?xml version="1.0" encoding="utf-8"?>
<!DOCTYPE math  PUBLIC '-//OpenOffice.org//DTD Modified W3C MathML 1.01//EN'  'math.dtd'>
<math:math xmlns:math="http://www.w3.org/1998/Math/MathML">
  <math:semantics>
    <math:mrow>
      <math:mi>Y</math:mi>
      <math:mrow>
        <math:mi/>
        <math:mo math:stretchy="false">=</math:mo>
        <math:mi/>
      </math:mrow>
      <math:mi>U</math:mi>
      <math:mi>–</math:mi>
      <math:mfrac>
        <math:mrow>
          <math:mi>U</math:mi>
          <math:mo math:stretchy="false">⋅</math:mo>
          <math:mi>Z</math:mi>
        </math:mrow>
        <math:mrow>
          <math:mi>Z</math:mi>
          <math:mo math:stretchy="false">⋅</math:mo>
          <math:mi>Z</math:mi>
        </math:mrow>
      </math:mfrac>
      <math:mi>Z</math:mi>
    </math:mrow>
    <math:annotation math:encoding="StarMath 5.0">Y ~=~ U – {{U cdot Z} over {Z cdot Z}} Z
</math:annotation>
  </math:semantics>
</math:math>
</file>

<file path=ObjBF9AE1A5/content.xml><?xml version="1.0" encoding="utf-8"?>
<!DOCTYPE math  PUBLIC '-//OpenOffice.org//DTD Modified W3C MathML 1.01//EN'  'math.dtd'>
<math:math xmlns:math="http://www.w3.org/1998/Math/MathML">
  <math:semantics>
    <math:mrow>
      <math:mi>X</math:mi>
      <math:mrow>
        <math:mi/>
        <math:mo math:stretchy="false">=</math:mo>
        <math:mi/>
      </math:mrow>
      <math:mrow>
        <math:mi>Z</math:mi>
        <math:mo math:stretchy="false">×</math:mo>
        <math:mi>Y</math:mi>
      </math:mrow>
    </math:mrow>
    <math:annotation math:encoding="StarMath 5.0">X ~=~ Z times Y</math:annotation>
  </math:semantics>
</math:math>
</file>

<file path=ObjBF9AE1A9/content.xml><?xml version="1.0" encoding="utf-8"?>
<!DOCTYPE math  PUBLIC '-//OpenOffice.org//DTD Modified W3C MathML 1.01//EN'  'math.dtd'>
<math:math xmlns:math="http://www.w3.org/1998/Math/MathML">
  <math:semantics>
    <math:mrow>
      <math:mi>R</math:mi>
      <math:mrow>
        <math:mi/>
        <math:mo math:stretchy="false">=</math:mo>
        <math:mi/>
      </math:mrow>
      <math:mfenced math:open="[" math:close="]">
        <math:mtable>
          <math:mtr>
            <math:mtd>
              <math:msub>
                <math:mi>X</math:mi>
                <math:mi>x</math:mi>
              </math:msub>
            </math:mtd>
            <math:mtd>
              <math:msub>
                <math:mi>X</math:mi>
                <math:mi>y</math:mi>
              </math:msub>
            </math:mtd>
            <math:mtd>
              <math:msub>
                <math:mi>X</math:mi>
                <math:mi>z</math:mi>
              </math:msub>
            </math:mtd>
          </math:mtr>
          <math:mtr>
            <math:mtd>
              <math:msub>
                <math:mi>Y</math:mi>
                <math:mi>x</math:mi>
              </math:msub>
            </math:mtd>
            <math:mtd>
              <math:msub>
                <math:mi>Y</math:mi>
                <math:mi>y</math:mi>
              </math:msub>
            </math:mtd>
            <math:mtd>
              <math:msub>
                <math:mi>Y</math:mi>
                <math:mi>z</math:mi>
              </math:msub>
            </math:mtd>
          </math:mtr>
          <math:mtr>
            <math:mtd>
              <math:msub>
                <math:mi>Z</math:mi>
                <math:mi>x</math:mi>
              </math:msub>
            </math:mtd>
            <math:mtd>
              <math:msub>
                <math:mi>Z</math:mi>
                <math:mi>y</math:mi>
              </math:msub>
            </math:mtd>
            <math:mtd>
              <math:msub>
                <math:mi>Z</math:mi>
                <math:mi>z</math:mi>
              </math:msub>
            </math:mtd>
          </math:mtr>
        </math:mtable>
      </math:mfenced>
    </math:mrow>
    <math:annotation math:encoding="StarMath 5.0">R ~=~ left [ matrix { X_x#X_y#X_z## Y_x#Y_y#Y_z## Z_x#Z_y#Z_z} right ]</math:annotation>
  </math:semantics>
</math:math>
</file>

<file path=ObjBF9AE1AA/content.xml><?xml version="1.0" encoding="utf-8"?>
<!DOCTYPE math  PUBLIC '-//OpenOffice.org//DTD Modified W3C MathML 1.01//EN'  'math.dtd'>
<math:math xmlns:math="http://www.w3.org/1998/Math/MathML">
  <math:semantics>
    <math:mtable>
      <math:mtr>
        <math:mrow>
          <math:mi>R</math:mi>
          <math:mrow>
            <math:msup>
              <math:mi>X</math:mi>
              <math:mi>T</math:mi>
            </math:msup>
            <math:mo math:stretchy="false">=</math:mo>
            <math:msup>
              <math:mrow>
                <math:mo math:stretchy="false">[</math:mo>
                <math:mn>1,0,0</math:mn>
                <math:mo math:stretchy="false">]</math:mo>
              </math:mrow>
              <math:mi>T</math:mi>
            </math:msup>
          </math:mrow>
        </math:mrow>
      </math:mtr>
      <math:mtr>
        <math:mrow>
          <math:mi>R</math:mi>
          <math:mrow>
            <math:msup>
              <math:mi>Y</math:mi>
              <math:mi>T</math:mi>
            </math:msup>
            <math:mo math:stretchy="false">=</math:mo>
            <math:msup>
              <math:mrow>
                <math:mo math:stretchy="false">[</math:mo>
                <math:mn>0,1,0</math:mn>
                <math:mo math:stretchy="false">]</math:mo>
              </math:mrow>
              <math:mi>T</math:mi>
            </math:msup>
          </math:mrow>
        </math:mrow>
      </math:mtr>
      <math:mtr>
        <math:mrow>
          <math:mi>R</math:mi>
          <math:mrow>
            <math:msup>
              <math:mi>Z</math:mi>
              <math:mi>T</math:mi>
            </math:msup>
            <math:mo math:stretchy="false">=</math:mo>
            <math:msup>
              <math:mrow>
                <math:mo math:stretchy="false">[</math:mo>
                <math:mn>0,0,1</math:mn>
                <math:mo math:stretchy="false">]</math:mo>
              </math:mrow>
              <math:mi>T</math:mi>
            </math:msup>
          </math:mrow>
        </math:mrow>
      </math:mtr>
    </math:mtable>
    <math:annotation math:encoding="StarMath 5.0">R X^T = [1,0,0]^T newline
R Y^T = [0,1,0]^T newline
R Z^T = [0,0,1]^T</math:annotation>
  </math:semantics>
</math:math>
</file>

<file path=Object 1/content.xml><?xml version="1.0" encoding="utf-8"?>
<math xmlns="http://www.w3.org/1998/Math/MathML">
  <semantics>
    <mi>d</mi>
    <annotation encoding="StarMath 5.0">d</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9pt" style:font-size-asian="9pt" style:font-size-complex="9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2" draw:layer="layout" svg:x1="10.261cm" svg:y1="6.082cm" svg:x2="12.166cm" svg:y2="6.082cm">
          <text:p text:style-name="P1"><text:span text:style-name="T1">Scale(2,2,2)</text:span></text:p>
          <text:p text:style-name="P1"><text:span text:style-name="T2"/></text:p>
          <text:p text:style-name="P1"><text:span text:style-name="T2"/></text:p>
        </draw:line>
        <draw:line draw:style-name="gr2" draw:text-style-name="P1" draw:layer="layout" svg:x1="0.366cm" svg:y1="1.635cm" svg:x2="4.176cm" svg:y2="1.635cm">
          <text:p/>
        </draw:line>
        <draw:line draw:style-name="gr2" draw:text-style-name="P1" draw:layer="layout" svg:x1="2.271cm" svg:y1="3.54cm" svg:x2="2.271cm" svg:y2="0cm">
          <text:p/>
        </draw:line>
        <draw:custom-shape draw:style-name="gr3" draw:text-style-name="P1" draw:layer="layout" svg:width="1.27cm" svg:height="1.27cm" svg:x="1.636cm" svg:y="1cm">
          <text:p/>
          <draw:enhanced-geometry svg:viewBox="0 0 21600 21600" draw:type="rectangle" draw:enhanced-path="M 0 0 L 21600 0 21600 21600 0 21600 0 0 Z N"/>
        </draw:custom-shape>
        <draw:line draw:style-name="gr1" draw:text-style-name="P2" draw:layer="layout" svg:x1="4.224cm" svg:y1="1.934cm" svg:x2="6.129cm" svg:y2="1.934cm">
          <text:p text:style-name="P1"><text:span text:style-name="T1">Scale(2,2,2)</text:span></text:p>
          <text:p text:style-name="P1"><text:span text:style-name="T2"/></text:p>
          <text:p text:style-name="P1"><text:span text:style-name="T2"/></text:p>
        </draw:line>
        <draw:line draw:style-name="gr1" draw:text-style-name="P2" draw:layer="layout" svg:x1="10.262cm" svg:y1="1.982cm" svg:x2="12.167cm" svg:y2="1.982cm">
          <text:p text:style-name="P1"><text:span text:style-name="T1">Translate(1,0,0)</text:span></text:p>
          <text:p text:style-name="P1"><text:span text:style-name="T1"/></text:p>
          <text:p text:style-name="P1"><text:span text:style-name="T2"/></text:p>
        </draw:line>
        <draw:line draw:style-name="gr2" draw:text-style-name="P1" draw:layer="layout" svg:x1="6.08cm" svg:y1="1.635cm" svg:x2="9.89cm" svg:y2="1.635cm">
          <text:p/>
        </draw:line>
        <draw:line draw:style-name="gr2" draw:text-style-name="P1" draw:layer="layout" svg:x1="7.985cm" svg:y1="3.54cm" svg:x2="7.985cm" svg:y2="0cm">
          <text:p/>
        </draw:line>
        <draw:custom-shape draw:style-name="gr3" draw:text-style-name="P1" draw:layer="layout" svg:width="2.54cm" svg:height="2.54cm" svg:x="6.715cm" svg:y="0.365cm">
          <text:p/>
          <draw:enhanced-geometry svg:viewBox="0 0 21600 21600" draw:type="rectangle" draw:enhanced-path="M 0 0 L 21600 0 21600 21600 0 21600 0 0 Z N"/>
        </draw:custom-shape>
        <draw:line draw:style-name="gr2" draw:text-style-name="P1" draw:layer="layout" svg:x1="12.43cm" svg:y1="1.635cm" svg:x2="16.875cm" svg:y2="1.635cm">
          <text:p/>
        </draw:line>
        <draw:line draw:style-name="gr2" draw:text-style-name="P1" draw:layer="layout" svg:x1="14.335cm" svg:y1="3.54cm" svg:x2="14.335cm" svg:y2="0cm">
          <text:p/>
        </draw:line>
        <draw:custom-shape draw:style-name="gr3" draw:text-style-name="P1" draw:layer="layout" svg:width="2.54cm" svg:height="2.54cm" svg:x="13.7cm" svg:y="0.365cm">
          <text:p/>
          <draw:enhanced-geometry svg:viewBox="0 0 21600 21600" draw:type="rectangle" draw:enhanced-path="M 0 0 L 21600 0 21600 21600 0 21600 0 0 Z N"/>
        </draw:custom-shape>
        <draw:line draw:style-name="gr1" draw:text-style-name="P2" draw:layer="layout" svg:x1="4.175cm" svg:y1="6.08cm" svg:x2="6.08cm" svg:y2="6.08cm">
          <text:p text:style-name="P1"><text:span text:style-name="T1">Translate(1,0,0)</text:span></text:p>
          <text:p text:style-name="P1"><text:span text:style-name="T1"/></text:p>
          <text:p text:style-name="P1"><text:span text:style-name="T2"/></text:p>
        </draw:line>
        <draw:line draw:style-name="gr2" draw:text-style-name="P1" draw:layer="layout" svg:x1="0.365cm" svg:y1="5.81cm" svg:x2="4.175cm" svg:y2="5.81cm">
          <text:p/>
        </draw:line>
        <draw:line draw:style-name="gr2" draw:text-style-name="P1" draw:layer="layout" svg:x1="2.27cm" svg:y1="7.715cm" svg:x2="2.27cm" svg:y2="4.175cm">
          <text:p/>
        </draw:line>
        <draw:custom-shape draw:style-name="gr3" draw:text-style-name="P1" draw:layer="layout" svg:width="1.27cm" svg:height="1.27cm" svg:x="1.635cm" svg:y="5.175cm">
          <text:p/>
          <draw:enhanced-geometry svg:viewBox="0 0 21600 21600" draw:type="rectangle" draw:enhanced-path="M 0 0 L 21600 0 21600 21600 0 21600 0 0 Z N"/>
        </draw:custom-shape>
        <draw:line draw:style-name="gr2" draw:text-style-name="P1" draw:layer="layout" svg:x1="6.08cm" svg:y1="5.81cm" svg:x2="9.89cm" svg:y2="5.81cm">
          <text:p/>
        </draw:line>
        <draw:line draw:style-name="gr2" draw:text-style-name="P1" draw:layer="layout" svg:x1="7.985cm" svg:y1="7.715cm" svg:x2="7.985cm" svg:y2="4.175cm">
          <text:p/>
        </draw:line>
        <draw:custom-shape draw:style-name="gr3" draw:text-style-name="P1" draw:layer="layout" svg:width="1.27cm" svg:height="1.27cm" svg:x="7.985cm" svg:y="5.175cm">
          <text:p/>
          <draw:enhanced-geometry svg:viewBox="0 0 21600 21600" draw:type="rectangle" draw:enhanced-path="M 0 0 L 21600 0 21600 21600 0 21600 0 0 Z N"/>
        </draw:custom-shape>
        <draw:line draw:style-name="gr2" draw:text-style-name="P1" draw:layer="layout" svg:x1="12.43cm" svg:y1="5.81cm" svg:x2="16.24cm" svg:y2="5.81cm">
          <text:p/>
        </draw:line>
        <draw:line draw:style-name="gr2" draw:text-style-name="P1" draw:layer="layout" svg:x1="14.335cm" svg:y1="7.715cm" svg:x2="14.335cm" svg:y2="4.175cm">
          <text:p/>
        </draw:line>
        <draw:custom-shape draw:style-name="gr3" draw:text-style-name="P1" draw:layer="layout" svg:width="2.54cm" svg:height="2.54cm" svg:x="14.335cm" svg:y="4.54cm">
          <text:p/>
          <draw:enhanced-geometry svg:viewBox="0 0 21600 21600" draw:type="rectangle" draw:enhanced-path="M 0 0 L 21600 0 21600 21600 0 21600 0 0 Z N"/>
        </draw:custom-shap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9pt" style:font-size-asian="9pt" style:font-size-complex="9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365cm" svg:y1="6.735cm" svg:x2="4.175cm" svg:y2="6.735cm">
          <text:p/>
        </draw:line>
        <draw:line draw:style-name="gr1" draw:text-style-name="P1" draw:layer="layout" svg:x1="2.27cm" svg:y1="8.64cm" svg:x2="2.27cm" svg:y2="5.1cm">
          <text:p/>
        </draw:line>
        <draw:custom-shape draw:style-name="gr2" draw:text-style-name="P1" draw:layer="layout" svg:width="1.27cm" svg:height="1.27cm" svg:x="1.635cm" svg:y="6.1cm">
          <text:p/>
          <draw:enhanced-geometry svg:viewBox="0 0 21600 21600" draw:type="rectangle" draw:enhanced-path="M 0 0 L 21600 0 21600 21600 0 21600 0 0 Z N"/>
        </draw:custom-shape>
        <draw:line draw:style-name="gr1" draw:text-style-name="P1" draw:layer="layout" svg:x1="6.08cm" svg:y1="1.235cm" svg:x2="9.89cm" svg:y2="1.235cm">
          <text:p/>
        </draw:line>
        <draw:line draw:style-name="gr1" draw:text-style-name="P1" draw:layer="layout" svg:x1="7.985cm" svg:y1="3.14cm" svg:x2="7.985cm" svg:y2="-0.4cm">
          <text:p/>
        </draw:line>
        <draw:custom-shape draw:style-name="gr2" draw:text-style-name="P1" draw:layer="layout" svg:width="1.27cm" svg:height="1.27cm" draw:transform="rotate (0.7853981633973) translate (7.095cm 1.232cm)">
          <text:p/>
          <draw:enhanced-geometry svg:viewBox="0 0 21600 21600" draw:type="rectangle" draw:enhanced-path="M 0 0 L 21600 0 21600 21600 0 21600 0 0 Z N"/>
        </draw:custom-shape>
        <draw:line draw:style-name="gr3" draw:text-style-name="P2" draw:layer="layout" svg:x1="4.223cm" svg:y1="7.034cm" svg:x2="6.128cm" svg:y2="7.034cm">
          <text:p text:style-name="P1"><text:span text:style-name="T1">Translate(2,0,0)</text:span></text:p>
          <text:p text:style-name="P1"><text:span text:style-name="T2"/></text:p>
          <text:p text:style-name="P1"><text:span text:style-name="T2"/></text:p>
        </draw:line>
        <draw:line draw:style-name="gr3" draw:text-style-name="P2" draw:layer="layout" svg:x1="13.065cm" svg:y1="7.08cm" svg:x2="14.97cm" svg:y2="7.08cm">
          <text:p text:style-name="P1"><text:span text:style-name="T1">Scale(2,1,1)</text:span></text:p>
          <text:p text:style-name="P1"><text:span text:style-name="T2"/></text:p>
          <text:p text:style-name="P1"><text:span text:style-name="T2"/></text:p>
        </draw:line>
        <draw:line draw:style-name="gr1" draw:text-style-name="P1" draw:layer="layout" svg:x1="0.366cm" svg:y1="1.235cm" svg:x2="4.176cm" svg:y2="1.235cm">
          <text:p/>
        </draw:line>
        <draw:line draw:style-name="gr1" draw:text-style-name="P1" draw:layer="layout" svg:x1="2.271cm" svg:y1="3.14cm" svg:x2="2.271cm" svg:y2="-0.4cm">
          <text:p/>
        </draw:line>
        <draw:custom-shape draw:style-name="gr2" draw:text-style-name="P1" draw:layer="layout" svg:width="1.27cm" svg:height="1.27cm" svg:x="1.636cm" svg:y="0.6cm">
          <text:p/>
          <draw:enhanced-geometry svg:viewBox="0 0 21600 21600" draw:type="rectangle" draw:enhanced-path="M 0 0 L 21600 0 21600 21600 0 21600 0 0 Z N"/>
        </draw:custom-shape>
        <draw:line draw:style-name="gr1" draw:text-style-name="P1" draw:layer="layout" svg:x1="12.431cm" svg:y1="1.235cm" svg:x2="19.415cm" svg:y2="1.235cm">
          <text:p/>
        </draw:line>
        <draw:line draw:style-name="gr1" draw:text-style-name="P1" draw:layer="layout" svg:x1="14.336cm" svg:y1="3.14cm" svg:x2="14.336cm" svg:y2="-0.4cm">
          <text:p/>
        </draw:line>
        <draw:line draw:style-name="gr3" draw:text-style-name="P2" draw:layer="layout" svg:x1="4.224cm" svg:y1="1.534cm" svg:x2="6.129cm" svg:y2="1.534cm">
          <text:p text:style-name="P1"><text:span text:style-name="T1">Rotate(45)</text:span></text:p>
          <text:p text:style-name="P1"><text:span text:style-name="T2"/></text:p>
          <text:p text:style-name="P1"><text:span text:style-name="T2"/></text:p>
        </draw:line>
        <draw:line draw:style-name="gr3" draw:text-style-name="P2" draw:layer="layout" svg:x1="10.262cm" svg:y1="1.582cm" svg:x2="12.167cm" svg:y2="1.582cm">
          <text:p text:style-name="P1"><text:span text:style-name="T1">Translate(2,0,0)</text:span></text:p>
          <text:p text:style-name="P1"><text:span text:style-name="T2"/></text:p>
          <text:p text:style-name="P1"><text:span text:style-name="T2"/></text:p>
        </draw:line>
        <draw:custom-shape draw:style-name="gr2" draw:text-style-name="P1" draw:layer="layout" svg:width="1.27cm" svg:height="1.27cm" draw:transform="rotate (0.7853981633973) translate (7.095cm 1.232cm)">
          <text:p/>
          <draw:enhanced-geometry svg:viewBox="0 0 21600 21600" draw:type="rectangle" draw:enhanced-path="M 0 0 L 21600 0 21600 21600 0 21600 0 0 Z N"/>
        </draw:custom-shape>
        <draw:custom-shape draw:style-name="gr2" draw:text-style-name="P1" draw:layer="layout" svg:width="1.27cm" svg:height="1.27cm" draw:transform="rotate (0.7853981633973) translate (7.095cm 1.232cm)">
          <text:p/>
          <draw:enhanced-geometry svg:viewBox="0 0 21600 21600" draw:type="rectangle" draw:enhanced-path="M 0 0 L 21600 0 21600 21600 0 21600 0 0 Z N"/>
        </draw:custom-shape>
        <draw:custom-shape draw:style-name="gr2" draw:text-style-name="P1" draw:layer="layout" svg:width="1.27cm" svg:height="1.27cm" draw:transform="rotate (0.7853981633973) translate (16.985cm 1.232cm)">
          <text:p/>
          <draw:enhanced-geometry svg:viewBox="0 0 21600 21600" draw:type="rectangle" draw:enhanced-path="M 0 0 L 21600 0 21600 21600 0 21600 0 0 Z N"/>
        </draw:custom-shape>
        <draw:line draw:style-name="gr1" draw:text-style-name="P1" draw:layer="layout" svg:x1="6.081cm" svg:y1="6.81cm" svg:x2="13.065cm" svg:y2="6.81cm">
          <text:p/>
        </draw:line>
        <draw:line draw:style-name="gr1" draw:text-style-name="P1" draw:layer="layout" svg:x1="7.986cm" svg:y1="8.715cm" svg:x2="7.986cm" svg:y2="5.175cm">
          <text:p/>
        </draw:line>
        <draw:custom-shape draw:style-name="gr2" draw:text-style-name="P1" draw:layer="layout" svg:width="1.27cm" svg:height="1.27cm" svg:x="10.896cm" svg:y="6.165cm">
          <text:p/>
          <draw:enhanced-geometry svg:viewBox="0 0 21600 21600" draw:type="rectangle" draw:enhanced-path="M 0 0 L 21600 0 21600 21600 0 21600 0 0 Z N"/>
        </draw:custom-shape>
        <draw:line draw:style-name="gr1" draw:text-style-name="P1" draw:layer="layout" svg:x1="14.606cm" svg:y1="5.81cm" svg:x2="19.926cm" svg:y2="5.81cm">
          <text:p/>
        </draw:line>
        <draw:line draw:style-name="gr1" draw:text-style-name="P1" draw:layer="layout" svg:x1="16.511cm" svg:y1="8.715cm" svg:x2="16.508cm" svg:y2="2.646cm">
          <text:p/>
        </draw:line>
        <draw:custom-shape draw:style-name="gr2" draw:text-style-name="P1" draw:layer="layout" svg:width="1.27cm" svg:height="1.27cm" draw:transform="rotate (0.7853981633973) translate (17.973cm 3.28cm)">
          <text:p/>
          <draw:enhanced-geometry svg:viewBox="0 0 21600 21600"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math xmlns="http://www.w3.org/1998/Math/MathML">
  <semantics>
    <mo stretchy="false">θ</mo>
    <annotation encoding="StarMath 5.0">%theta</annotation>
  </semantics>
</math>
</file>

<file path=Object 13/content.xml><?xml version="1.0" encoding="utf-8"?>
<math xmlns="http://www.w3.org/1998/Math/MathML">
  <semantics>
    <mrow>
      <mi>v</mi>
      <mrow>
        <mi/>
        <mo stretchy="false">=</mo>
        <mi/>
      </mrow>
      <mrow>
        <mo stretchy="false">(</mo>
        <mrow>
          <mi>a</mi>
          <mi>,</mi>
          <mi>b</mi>
        </mrow>
        <mo stretchy="false">)</mo>
      </mrow>
    </mrow>
    <annotation encoding="StarMath 5.0">v `=` (a,b)</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9pt" style:font-size-asian="9pt" style:font-size-complex="9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365cm" svg:y1="5.735cm" svg:x2="4.175cm" svg:y2="5.735cm">
          <text:p/>
        </draw:line>
        <draw:line draw:style-name="gr1" draw:text-style-name="P1" draw:layer="layout" svg:x1="2.27cm" svg:y1="7.64cm" svg:x2="2.27cm" svg:y2="4.1cm">
          <text:p/>
        </draw:line>
        <draw:custom-shape draw:style-name="gr2" draw:text-style-name="P1" draw:layer="layout" svg:width="1.27cm" svg:height="1.27cm" svg:x="1.635cm" svg:y="5.1cm">
          <text:p/>
          <draw:enhanced-geometry svg:viewBox="0 0 21600 21600" draw:type="rectangle" draw:enhanced-path="M 0 0 L 21600 0 21600 21600 0 21600 0 0 Z N"/>
        </draw:custom-shape>
        <draw:line draw:style-name="gr1" draw:text-style-name="P1" draw:layer="layout" svg:x1="6.08cm" svg:y1="5.735cm" svg:x2="9.89cm" svg:y2="5.735cm">
          <text:p/>
        </draw:line>
        <draw:line draw:style-name="gr1" draw:text-style-name="P1" draw:layer="layout" svg:x1="7.985cm" svg:y1="7.64cm" svg:x2="7.985cm" svg:y2="4.1cm">
          <text:p/>
        </draw:line>
        <draw:custom-shape draw:style-name="gr2" draw:text-style-name="P1" draw:layer="layout" svg:width="1.27cm" svg:height="1.27cm" draw:transform="rotate (0.7853981633973) translate (7.095cm 5.732cm)">
          <text:p/>
          <draw:enhanced-geometry svg:viewBox="0 0 21600 21600" draw:type="rectangle" draw:enhanced-path="M 0 0 L 21600 0 21600 21600 0 21600 0 0 Z N"/>
        </draw:custom-shape>
        <draw:line draw:style-name="gr3" draw:text-style-name="P2" draw:layer="layout" svg:x1="4.223cm" svg:y1="6.034cm" svg:x2="6.128cm" svg:y2="6.034cm">
          <text:p text:style-name="P1"><text:span text:style-name="T1">Rotate(45)</text:span></text:p>
          <text:p text:style-name="P1"><text:span text:style-name="T2"/></text:p>
          <text:p text:style-name="P1"><text:span text:style-name="T2"/></text:p>
        </draw:line>
        <draw:line draw:style-name="gr3" draw:text-style-name="P2" draw:layer="layout" svg:x1="10.261cm" svg:y1="6.082cm" svg:x2="12.166cm" svg:y2="6.082cm">
          <text:p text:style-name="P1"><text:span text:style-name="T1">Scale(2,1,1)</text:span></text:p>
          <text:p text:style-name="P1"><text:span text:style-name="T2"/></text:p>
          <text:p text:style-name="P1"><text:span text:style-name="T2"/></text:p>
        </draw:line>
        <draw:line draw:style-name="gr1" draw:text-style-name="P1" draw:layer="layout" svg:x1="0.366cm" svg:y1="1.635cm" svg:x2="4.176cm" svg:y2="1.635cm">
          <text:p/>
        </draw:line>
        <draw:line draw:style-name="gr1" draw:text-style-name="P1" draw:layer="layout" svg:x1="2.271cm" svg:y1="3.54cm" svg:x2="2.271cm" svg:y2="0cm">
          <text:p/>
        </draw:line>
        <draw:custom-shape draw:style-name="gr2" draw:text-style-name="P1" draw:layer="layout" svg:width="1.27cm" svg:height="1.27cm" svg:x="1.636cm" svg:y="1cm">
          <text:p/>
          <draw:enhanced-geometry svg:viewBox="0 0 21600 21600" draw:type="rectangle" draw:enhanced-path="M 0 0 L 21600 0 21600 21600 0 21600 0 0 Z N"/>
        </draw:custom-shape>
        <draw:line draw:style-name="gr1" draw:text-style-name="P1" draw:layer="layout" svg:x1="6.081cm" svg:y1="1.635cm" svg:x2="9.891cm" svg:y2="1.635cm">
          <text:p/>
        </draw:line>
        <draw:line draw:style-name="gr1" draw:text-style-name="P1" draw:layer="layout" svg:x1="7.986cm" svg:y1="3.54cm" svg:x2="7.986cm" svg:y2="0cm">
          <text:p/>
        </draw:line>
        <draw:custom-shape draw:style-name="gr2" draw:text-style-name="P1" draw:layer="layout" svg:width="2.54cm" svg:height="1.27cm" svg:x="6.716cm" svg:y="1cm">
          <text:p/>
          <draw:enhanced-geometry svg:viewBox="0 0 21600 21600" draw:type="rectangle" draw:enhanced-path="M 0 0 L 21600 0 21600 21600 0 21600 0 0 Z N"/>
        </draw:custom-shape>
        <draw:line draw:style-name="gr1" draw:text-style-name="P1" draw:layer="layout" svg:x1="12.431cm" svg:y1="1.635cm" svg:x2="16.241cm" svg:y2="1.635cm">
          <text:p/>
        </draw:line>
        <draw:line draw:style-name="gr1" draw:text-style-name="P1" draw:layer="layout" svg:x1="14.336cm" svg:y1="3.54cm" svg:x2="14.336cm" svg:y2="0cm">
          <text:p/>
        </draw:line>
        <draw:custom-shape draw:style-name="gr2" draw:text-style-name="P1" draw:layer="layout" svg:width="2.54cm" svg:height="1.27cm" draw:transform="rotate (0.7853981633973) translate (12.989cm 2.084cm)">
          <text:p/>
          <draw:enhanced-geometry svg:viewBox="0 0 21600 21600" draw:type="rectangle" draw:enhanced-path="M 0 0 L 21600 0 21600 21600 0 21600 0 0 Z N"/>
        </draw:custom-shape>
        <draw:line draw:style-name="gr3" draw:text-style-name="P2" draw:layer="layout" svg:x1="4.224cm" svg:y1="1.934cm" svg:x2="6.129cm" svg:y2="1.934cm">
          <text:p text:style-name="P1"><text:span text:style-name="T1">Scale(2,1,1)</text:span></text:p>
          <text:p text:style-name="P1"><text:span text:style-name="T2"/></text:p>
          <text:p text:style-name="P1"><text:span text:style-name="T2"/></text:p>
        </draw:line>
        <draw:line draw:style-name="gr3" draw:text-style-name="P2" draw:layer="layout" svg:x1="10.262cm" svg:y1="1.982cm" svg:x2="12.167cm" svg:y2="1.982cm">
          <text:p text:style-name="P1"><text:span text:style-name="T1">Rotate(45)</text:span></text:p>
          <text:p text:style-name="P1"><text:span text:style-name="T2"/></text:p>
          <text:p text:style-name="P1"><text:span text:style-name="T2"/></text:p>
        </draw:line>
        <draw:custom-shape draw:style-name="gr2" draw:text-style-name="P1" draw:layer="layout" svg:width="1.27cm" svg:height="1.27cm" draw:transform="rotate (0.7853981633973) translate (7.095cm 5.732cm)">
          <text:p/>
          <draw:enhanced-geometry svg:viewBox="0 0 21600 21600" draw:type="rectangle" draw:enhanced-path="M 0 0 L 21600 0 21600 21600 0 21600 0 0 Z N"/>
        </draw:custom-shape>
        <draw:line draw:style-name="gr1" draw:text-style-name="P1" draw:layer="layout" svg:x1="12.43cm" svg:y1="5.81cm" svg:x2="16.24cm" svg:y2="5.81cm">
          <text:p/>
        </draw:line>
        <draw:line draw:style-name="gr1" draw:text-style-name="P1" draw:layer="layout" svg:x1="14.335cm" svg:y1="7.715cm" svg:x2="14.335cm" svg:y2="4.175cm">
          <text:p/>
        </draw:line>
        <draw:custom-shape draw:style-name="gr2" draw:text-style-name="P1" draw:layer="layout" svg:width="1.27cm" svg:height="1.27cm" draw:transform="rotate (0.7853981633973) translate (7.095cm 5.732cm)">
          <text:p/>
          <draw:enhanced-geometry svg:viewBox="0 0 21600 21600" draw:type="rectangle" draw:enhanced-path="M 0 0 L 21600 0 21600 21600 0 21600 0 0 Z N"/>
        </draw:custom-shape>
        <draw:polygon draw:style-name="gr2" draw:text-style-name="P1" draw:layer="layout" svg:width="3.809cm" svg:height="1.795cm" svg:x="12.43cm" svg:y="4.909cm" svg:viewBox="0 0 3810 1796" draw:points="1905,1796 0,898 1905,0 3810,898">
          <text:p/>
        </draw:polygon>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math xmlns="http://www.w3.org/1998/Math/MathML">
  <semantics>
    <mi>v</mi>
    <annotation encoding="StarMath 5.0">v</annotation>
  </semantics>
</math>
</file>

<file path=Object 16/content.xml><?xml version="1.0" encoding="utf-8"?>
<math xmlns="http://www.w3.org/1998/Math/MathML">
  <semantics>
    <mi>v</mi>
    <annotation encoding="StarMath 5.0">v</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 draw:marker-end="Arrow" draw:textarea-horizontal-align="center" draw:textarea-vertical-align="middle" draw:shadow-offset-x="0.305cm" draw:shadow-offset-y="0.30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058cm" fo:min-width="0cm"/>
    </style:style>
    <style:style style:name="P1" style:family="paragraph">
      <style:paragraph-properties fo:text-align="center"/>
    </style:style>
    <style:style style:name="T1"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445cm" svg:y1="6.08cm" svg:x2="11.16cm" svg:y2="6.08cm">
          <text:p/>
        </draw:line>
        <draw:line draw:style-name="gr1" draw:text-style-name="P1" draw:layer="layout" svg:x1="7.35cm" svg:y1="7.985cm" svg:x2="7.35cm" svg:y2="3.54cm">
          <text:p/>
        </draw:line>
        <draw:line draw:style-name="gr2" draw:text-style-name="P1" draw:layer="layout" svg:x1="7.35cm" svg:y1="6.08cm" svg:x2="10.525cm" svg:y2="4.175cm">
          <text:p/>
        </draw:line>
        <draw:line draw:style-name="gr1" draw:text-style-name="P1" draw:layer="layout" svg:x1="10.525cm" svg:y1="6.08cm" svg:x2="10.525cm" svg:y2="4.175cm">
          <text:p/>
        </draw:line>
        <draw:frame draw:style-name="gr3" draw:layer="layout" svg:width="2.957cm" svg:height="0.962cm" svg:x="10.2cm" svg:y="3.297cm">
          <draw:text-box>
            <text:p>V = (a,b)</text:p>
          </draw:text-box>
        </draw:frame>
        <draw:frame draw:style-name="gr3" draw:layer="layout" svg:width="0.853cm" svg:height="0.962cm" svg:x="8.62cm" svg:y="5.753cm">
          <draw:text-box>
            <text:p>a</text:p>
          </draw:text-box>
        </draw:frame>
        <draw:frame draw:style-name="gr3" draw:layer="layout" svg:width="0.853cm" svg:height="0.962cm" svg:x="10.307cm" svg:y="5.118cm">
          <draw:text-box>
            <text:p>b</text:p>
          </draw:text-box>
        </draw:frame>
        <draw:frame draw:style-name="gr4" draw:layer="layout" svg:width="0.913cm" svg:height="0.962cm" svg:x="8.18cm" svg:y="5.228cm">
          <draw:text-box>
            <text:p><text:span text:style-name="T1">φ</text:span></text:p>
          </draw:text-box>
        </draw:frame>
        <draw:frame draw:style-name="gr3" draw:layer="layout" svg:width="0.925cm" svg:height="0.962cm" svg:x="6.915cm" svg:y="2.77cm">
          <draw:text-box>
            <text:p>Y</text:p>
          </draw:text-box>
        </draw:frame>
        <draw:frame draw:style-name="gr3" draw:layer="layout" svg:width="0.925cm" svg:height="0.962cm" svg:x="11.161cm" svg:y="5.58cm">
          <draw:text-box>
            <text:p>X</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sub>
        <mi>R</mi>
        <mi>Z</mi>
      </msub>
      <mrow>
        <mo stretchy="false">(</mo>
        <mo stretchy="false">ϕ</mo>
        <mo stretchy="false">)</mo>
      </mrow>
      <mi/>
      <msub>
        <mi>R</mi>
        <mi>Z</mi>
      </msub>
      <mrow>
        <mo stretchy="false">(</mo>
        <mo stretchy="false">θ</mo>
        <mo stretchy="false">)</mo>
      </mrow>
      <mi/>
      <msub>
        <mi>R</mi>
        <mi>Z</mi>
      </msub>
      <mrow>
        <mo stretchy="false">(</mo>
        <mrow>
          <mo stretchy="false">−</mo>
          <mo stretchy="false">ϕ</mo>
        </mrow>
        <mo stretchy="false">)</mo>
      </mrow>
    </mrow>
    <annotation encoding="StarMath 5.0">R_Z(%phi) ` R_Z(%theta) ` R_Z(-%phi)</annotation>
  </semantics>
</math>
</file>

<file path=Object 19/content.xml><?xml version="1.0" encoding="utf-8"?>
<math xmlns="http://www.w3.org/1998/Math/MathML">
  <semantics>
    <mrow>
      <msub>
        <mi>R</mi>
        <mi>Z</mi>
      </msub>
      <mrow>
        <mo stretchy="false">(</mo>
        <mrow>
          <mo stretchy="false">−</mo>
          <mo stretchy="false">ϕ</mo>
        </mrow>
        <mo stretchy="false">)</mo>
      </mrow>
    </mrow>
    <annotation encoding="StarMath 5.0">R_Z(-%phi)</annotation>
  </semantics>
</math>
</file>

<file path=Object 2/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0/content.xml><?xml version="1.0" encoding="utf-8"?>
<math xmlns="http://www.w3.org/1998/Math/MathML">
  <semantics>
    <mrow>
      <msub>
        <mi>R</mi>
        <mi>X</mi>
      </msub>
      <mrow>
        <mo stretchy="false">(</mo>
        <mo stretchy="false">θ</mo>
        <mo stretchy="false">)</mo>
      </mrow>
    </mrow>
    <annotation encoding="StarMath 5.0">R_X(%theta)</annotation>
  </semantics>
</math>
</file>

<file path=Object 21/content.xml><?xml version="1.0" encoding="utf-8"?>
<math xmlns="http://www.w3.org/1998/Math/MathML">
  <semantics>
    <mrow>
      <msub>
        <mi>R</mi>
        <mi>Z</mi>
      </msub>
      <mrow>
        <mo stretchy="false">(</mo>
        <mo stretchy="false">ϕ</mo>
        <mo stretchy="false">)</mo>
      </mrow>
    </mrow>
    <annotation encoding="StarMath 5.0">R_Z(%phi)</annotation>
  </semantics>
</math>
</file>

<file path=Object 22/content.xml><?xml version="1.0" encoding="utf-8"?>
<math xmlns="http://www.w3.org/1998/Math/MathML">
  <semantics>
    <mo stretchy="false">ϕ</mo>
    <annotation encoding="StarMath 5.0">%phi</annotation>
  </semantics>
</math>
</file>

<file path=Object 23/content.xml><?xml version="1.0" encoding="utf-8"?>
<math xmlns="http://www.w3.org/1998/Math/MathML">
  <semantics>
    <mtable>
      <mtr>
        <mtd>
          <mrow>
            <mi>cos</mi>
            <mrow>
              <mo stretchy="false">(</mo>
              <mo stretchy="false">ϕ</mo>
              <mo stretchy="false">)</mo>
            </mrow>
            <mrow>
              <mi/>
              <mo stretchy="false">=</mo>
              <mi/>
            </mrow>
            <mrow>
              <mi>a</mi>
              <mo stretchy="false">/</mo>
              <msqrt>
                <mrow>
                  <msup>
                    <mi>a</mi>
                    <mn>2</mn>
                  </msup>
                  <mo stretchy="false">+</mo>
                  <msup>
                    <mi>b</mi>
                    <mn>2</mn>
                  </msup>
                </mrow>
              </msqrt>
            </mrow>
          </mrow>
        </mtd>
      </mtr>
      <mtr>
        <mtd>
          <mrow>
            <mi>sin</mi>
            <mrow>
              <mo stretchy="false">(</mo>
              <mo stretchy="false">ϕ</mo>
              <mo stretchy="false">)</mo>
            </mrow>
            <mrow>
              <mi/>
              <mo stretchy="false">=</mo>
              <mi/>
            </mrow>
            <mrow>
              <mi>b</mi>
              <mo stretchy="false">/</mo>
              <msqrt>
                <mrow>
                  <msup>
                    <mi>a</mi>
                    <mn>2</mn>
                  </msup>
                  <mo stretchy="false">+</mo>
                  <msup>
                    <mi>b</mi>
                    <mn>2</mn>
                  </msup>
                </mrow>
              </msqrt>
            </mrow>
          </mrow>
        </mtd>
      </mtr>
    </mtable>
    <annotation encoding="StarMath 5.0">cos(%phi) `=` a slash sqrt{a^2 + b^2} newline
			sin(%phi) `=` b slash sqrt{a^2 + b^2} </annotation>
  </semantics>
</math>
</file>

<file path=Object 24/content.xml><?xml version="1.0" encoding="utf-8"?>
<math xmlns="http://www.w3.org/1998/Math/MathML">
  <semantics>
    <mrow>
      <msub>
        <mi>R</mi>
        <mi>Z</mi>
      </msub>
      <mrow>
        <mo stretchy="false">(</mo>
        <mo stretchy="false">ϕ</mo>
        <mo stretchy="false">)</mo>
      </mrow>
    </mrow>
    <annotation encoding="StarMath 5.0">R_Z(%phi)</annotation>
  </semantics>
</math>
</file>

<file path=Object 25/content.xml><?xml version="1.0" encoding="utf-8"?>
<math xmlns="http://www.w3.org/1998/Math/MathML">
  <semantics>
    <mrow>
      <mi>sin</mi>
      <mrow>
        <mo stretchy="false">(</mo>
        <mo stretchy="false">ϕ</mo>
        <mo stretchy="false">)</mo>
      </mrow>
    </mrow>
    <annotation encoding="StarMath 5.0">sin(%phi)</annotation>
  </semantics>
</math>
</file>

<file path=Object 26/content.xml><?xml version="1.0" encoding="utf-8"?>
<math xmlns="http://www.w3.org/1998/Math/MathML">
  <semantics>
    <mrow>
      <mi>cos</mi>
      <mrow>
        <mo stretchy="false">(</mo>
        <mo stretchy="false">ϕ</mo>
        <mo stretchy="false">)</mo>
      </mrow>
    </mrow>
    <annotation encoding="StarMath 5.0">cos(%phi)</annotation>
  </semantics>
</math>
</file>

<file path=Object 27/content.xml><?xml version="1.0" encoding="utf-8"?>
<math xmlns="http://www.w3.org/1998/Math/MathML">
  <semantics>
    <mo stretchy="false">ϕ</mo>
    <annotation encoding="StarMath 5.0">%phi</annotation>
  </semantics>
</math>
</file>

<file path=Object 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4/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6/content.xml><?xml version="1.0" encoding="utf-8"?>
<math xmlns="http://www.w3.org/1998/Math/MathML">
  <semantics>
    <mrow>
      <mi>T</mi>
      <mrow>
        <mrow>
          <mo stretchy="false">(</mo>
          <mrow>
            <mn>0,0,</mn>
            <mi>d</mi>
          </mrow>
          <mo stretchy="false">)</mo>
        </mrow>
        <mi mathvariant="normal">⋅</mi>
        <msub>
          <mi>R</mi>
          <mi>z</mi>
        </msub>
      </mrow>
      <mrow>
        <mrow>
          <mo stretchy="false">(</mo>
          <mo stretchy="false">γ</mo>
          <mo stretchy="false">)</mo>
        </mrow>
        <mi mathvariant="normal">⋅</mi>
        <msub>
          <mi>R</mi>
          <mi>x</mi>
        </msub>
      </mrow>
      <mrow>
        <mrow>
          <mo stretchy="false">(</mo>
          <mo stretchy="false">β</mo>
          <mo stretchy="false">)</mo>
        </mrow>
        <mi mathvariant="normal">⋅</mi>
        <msub>
          <mi>R</mi>
          <mi>z</mi>
        </msub>
      </mrow>
      <mrow>
        <mrow>
          <mo stretchy="false">(</mo>
          <mo stretchy="false">α</mo>
          <mo stretchy="false">)</mo>
        </mrow>
        <mi mathvariant="normal">⋅</mi>
        <mi>T</mi>
      </mrow>
      <mrow>
        <mo stretchy="false">(</mo>
        <mrow>
          <mi mathvariant="normal">−</mi>
          <mi>C</mi>
        </mrow>
        <mo stretchy="false">)</mo>
      </mrow>
    </mrow>
    <annotation encoding="StarMath 5.0">T(0,0,d) cdot R_z(%gamma) cdot R_x(%beta) cdot R_z(%alpha) cdot T(-C)</annotation>
  </semantics>
</math>
</file>

<file path=Object 7/content.xml><?xml version="1.0" encoding="utf-8"?>
<!DOCTYPE math  PUBLIC '-//OpenOffice.org//DTD Modified W3C MathML 1.01//EN'  'math.dtd'>
<math:math xmlns:math="http://www.w3.org/1998/Math/MathML">
  <math:semantics>
    <math:mrow>
      <math:msub>
        <math:mi>R</math:mi>
        <math:mi>i</math:mi>
      </math:msub>
      <math:mrow>
        <math:mo math:stretchy="false"></math:mo>
        <math:mo math:stretchy="false"></math:mo>
        <math:mo math:stretchy="false"></math:mo>
      </math:mrow>
    </math:mrow>
    <math:annotation math:encoding="StarMath 5.0">R_i(%theta)</math:annotation>
  </math:semantics>
</math:math>
</file>

<file path=Object 8/content.xml><?xml version="1.0" encoding="utf-8"?>
<math xmlns="http://www.w3.org/1998/Math/MathML">
  <semantics>
    <mrow>
      <mfenced open="[" close="]">
        <mtable>
          <mtr>
            <mtd>
              <mn>2</mn>
            </mtd>
            <mtd>
              <mn>0</mn>
            </mtd>
            <mtd>
              <mn>0</mn>
            </mtd>
            <mtd>
              <mn>0</mn>
            </mtd>
          </mtr>
          <mtr>
            <mtd>
              <mn>0</mn>
            </mtd>
            <mtd>
              <mn>1</mn>
            </mtd>
            <mtd>
              <mn>0</mn>
            </mtd>
            <mtd>
              <mn>0</mn>
            </mtd>
          </mtr>
          <mtr>
            <mtd>
              <mn>0</mn>
            </mtd>
            <mtd>
              <mn>0</mn>
            </mtd>
            <mtd>
              <mn>1</mn>
            </mtd>
            <mtd>
              <mn>0</mn>
            </mtd>
          </mtr>
          <mtr>
            <mtd>
              <mn>0</mn>
            </mtd>
            <mtd>
              <mn>0</mn>
            </mtd>
            <mtd>
              <mn>0</mn>
            </mtd>
            <mtd>
              <mn>1</mn>
            </mtd>
          </mtr>
        </mtable>
      </mfenced>
      <mfenced open="[" close="]">
        <mtable>
          <mtr>
            <mtd>
              <mrow>
                <mi>cos</mi>
                <mn>45</mn>
              </mrow>
            </mtd>
            <mtd>
              <mrow>
                <mrow>
                  <mo stretchy="false">−</mo>
                  <mi>sin</mi>
                </mrow>
                <mn>45</mn>
              </mrow>
            </mtd>
            <mtd>
              <mn>0</mn>
            </mtd>
            <mtd>
              <mn>0</mn>
            </mtd>
          </mtr>
          <mtr>
            <mtd>
              <mrow>
                <mi>sin</mi>
                <mn>45</mn>
              </mrow>
            </mtd>
            <mtd>
              <mrow>
                <mi>cos</mi>
                <mn>45</mn>
              </mrow>
            </mtd>
            <mtd>
              <mn>0</mn>
            </mtd>
            <mtd>
              <mn>0</mn>
            </mtd>
          </mtr>
          <mtr>
            <mtd>
              <mn>0</mn>
            </mtd>
            <mtd>
              <mn>0</mn>
            </mtd>
            <mtd>
              <mn>1</mn>
            </mtd>
            <mtd>
              <mn>0</mn>
            </mtd>
          </mtr>
          <mtr>
            <mtd>
              <mn>0</mn>
            </mtd>
            <mtd>
              <mn>0</mn>
            </mtd>
            <mtd>
              <mn>0</mn>
            </mtd>
            <mtd>
              <mn>1</mn>
            </mtd>
          </mtr>
        </mtable>
      </mfenced>
      <mrow>
        <mi/>
        <mo stretchy="false">=</mo>
        <mi/>
      </mrow>
      <mfenced open="[" close="]">
        <mtable>
          <mtr>
            <mtd>
              <mrow>
                <mn>2</mn>
                <mi>cos</mi>
                <mn>45</mn>
              </mrow>
            </mtd>
            <mtd>
              <mrow>
                <mrow>
                  <mo stretchy="false">−</mo>
                  <mn>2</mn>
                </mrow>
                <mi>sin</mi>
                <mn>45</mn>
              </mrow>
            </mtd>
            <mtd>
              <mn>0</mn>
            </mtd>
            <mtd>
              <mn>0</mn>
            </mtd>
          </mtr>
          <mtr>
            <mtd>
              <mrow>
                <mi>sin</mi>
                <mn>45</mn>
              </mrow>
            </mtd>
            <mtd>
              <mrow>
                <mi>cos</mi>
                <mn>45</mn>
              </mrow>
            </mtd>
            <mtd>
              <mn>0</mn>
            </mtd>
            <mtd>
              <mn>0</mn>
            </mtd>
          </mtr>
          <mtr>
            <mtd>
              <mn>0</mn>
            </mtd>
            <mtd>
              <mn>0</mn>
            </mtd>
            <mtd>
              <mn>1</mn>
            </mtd>
            <mtd>
              <mn>0</mn>
            </mtd>
          </mtr>
          <mtr>
            <mtd>
              <mn>0</mn>
            </mtd>
            <mtd>
              <mn>0</mn>
            </mtd>
            <mtd>
              <mn>0</mn>
            </mtd>
            <mtd>
              <mn>1</mn>
            </mtd>
          </mtr>
        </mtable>
      </mfenced>
    </mrow>
    <annotation encoding="StarMath 5.0">left[ matrix{2# 0#  0# 0## 0# 1# 0# 0## 0# 0# 1# 0## 0# 0# 0# 1} right]
left[ matrix{cos 45# -sin 45#  0# 0## sin 45# cos 45# 0# 0## 0# 0# 1# 0## 0# 0# 0# 1} right]
`=`
left[ matrix{2 cos 45# -2 sin 45#  0# 0## sin 45# cos 45# 0# 0## 0# 0# 1# 0## 0# 0# 0# 1} right]</annotation>
  </semantics>
</math>
</file>

<file path=Object 9/content.xml><?xml version="1.0" encoding="utf-8"?>
<math xmlns="http://www.w3.org/1998/Math/MathML">
  <semantics>
    <mrow>
      <mfenced open="[" close="]">
        <mtable>
          <mtr>
            <mtd>
              <mrow>
                <mi>cos</mi>
                <mn>45</mn>
              </mrow>
            </mtd>
            <mtd>
              <mrow>
                <mrow>
                  <mo stretchy="false">−</mo>
                  <mi>sin</mi>
                </mrow>
                <mn>45</mn>
              </mrow>
            </mtd>
            <mtd>
              <mn>0</mn>
            </mtd>
            <mtd>
              <mn>0</mn>
            </mtd>
          </mtr>
          <mtr>
            <mtd>
              <mrow>
                <mi>sin</mi>
                <mn>45</mn>
              </mrow>
            </mtd>
            <mtd>
              <mrow>
                <mi>cos</mi>
                <mn>45</mn>
              </mrow>
            </mtd>
            <mtd>
              <mn>0</mn>
            </mtd>
            <mtd>
              <mn>0</mn>
            </mtd>
          </mtr>
          <mtr>
            <mtd>
              <mn>0</mn>
            </mtd>
            <mtd>
              <mn>0</mn>
            </mtd>
            <mtd>
              <mn>1</mn>
            </mtd>
            <mtd>
              <mn>0</mn>
            </mtd>
          </mtr>
          <mtr>
            <mtd>
              <mn>0</mn>
            </mtd>
            <mtd>
              <mn>0</mn>
            </mtd>
            <mtd>
              <mn>0</mn>
            </mtd>
            <mtd>
              <mn>1</mn>
            </mtd>
          </mtr>
        </mtable>
      </mfenced>
      <mfenced open="[" close="]">
        <mtable>
          <mtr>
            <mtd>
              <mn>2</mn>
            </mtd>
            <mtd>
              <mn>0</mn>
            </mtd>
            <mtd>
              <mn>0</mn>
            </mtd>
            <mtd>
              <mn>0</mn>
            </mtd>
          </mtr>
          <mtr>
            <mtd>
              <mn>0</mn>
            </mtd>
            <mtd>
              <mn>1</mn>
            </mtd>
            <mtd>
              <mn>0</mn>
            </mtd>
            <mtd>
              <mn>0</mn>
            </mtd>
          </mtr>
          <mtr>
            <mtd>
              <mn>0</mn>
            </mtd>
            <mtd>
              <mn>0</mn>
            </mtd>
            <mtd>
              <mn>1</mn>
            </mtd>
            <mtd>
              <mn>0</mn>
            </mtd>
          </mtr>
          <mtr>
            <mtd>
              <mn>0</mn>
            </mtd>
            <mtd>
              <mn>0</mn>
            </mtd>
            <mtd>
              <mn>0</mn>
            </mtd>
            <mtd>
              <mn>1</mn>
            </mtd>
          </mtr>
        </mtable>
      </mfenced>
      <mrow>
        <mi/>
        <mo stretchy="false">=</mo>
        <mi/>
      </mrow>
      <mfenced open="[" close="]">
        <mtable>
          <mtr>
            <mtd>
              <mrow>
                <mn>2</mn>
                <mi>cos</mi>
                <mn>45</mn>
              </mrow>
            </mtd>
            <mtd>
              <mrow>
                <mrow>
                  <mo stretchy="false">−</mo>
                  <mi>sin</mi>
                </mrow>
                <mn>45</mn>
              </mrow>
            </mtd>
            <mtd>
              <mn>0</mn>
            </mtd>
            <mtd>
              <mn>0</mn>
            </mtd>
          </mtr>
          <mtr>
            <mtd>
              <mrow>
                <mn>2</mn>
                <mi>sin</mi>
                <mn>45</mn>
              </mrow>
            </mtd>
            <mtd>
              <mrow>
                <mi>cos</mi>
                <mn>45</mn>
              </mrow>
            </mtd>
            <mtd>
              <mn>0</mn>
            </mtd>
            <mtd>
              <mn>0</mn>
            </mtd>
          </mtr>
          <mtr>
            <mtd>
              <mn>0</mn>
            </mtd>
            <mtd>
              <mn>0</mn>
            </mtd>
            <mtd>
              <mn>1</mn>
            </mtd>
            <mtd>
              <mn>0</mn>
            </mtd>
          </mtr>
          <mtr>
            <mtd>
              <mn>0</mn>
            </mtd>
            <mtd>
              <mn>0</mn>
            </mtd>
            <mtd>
              <mn>0</mn>
            </mtd>
            <mtd>
              <mn>1</mn>
            </mtd>
          </mtr>
        </mtable>
      </mfenced>
    </mrow>
    <annotation encoding="StarMath 5.0">
left[ matrix{cos 45# -sin 45#  0# 0## sin 45# cos 45# 0# 0## 0# 0# 1# 0## 0# 0# 0# 1} right]
left[ matrix{2# 0#  0# 0## 0# 1# 0# 0## 0# 0# 1# 0## 0# 0# 0# 1} right]
`=`
left[ matrix{2 cos 45# -sin 45#  0# 0## 2 sin 45# cos 45# 0# 0## 0# 0# 1# 0## 0# 0# 0# 1} right]</annotation>
  </semantics>
</math>
</file>